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sensor2</text:p>
          </table:table-cell>
          <table:table-cell table:formula="of:=AVERAGE([.B10:.B65536])" office:value-type="float" office:value="535418546.365915" calcext:value-type="float">
            <text:p>535418546.3659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ctuator</text:p>
          </table:table-cell>
          <table:table-cell table:formula="of:=AVERAGE([.N10:.N65536])" office:value-type="float" office:value="506411027.568922" calcext:value-type="float">
            <text:p>506411027.568922</text:p>
          </table:table-cell>
          <table:table-cell/>
          <table:table-cell table:formula="of:=AVERAGE([.B1:.B7])" office:value-type="float" office:value="514610633.727175" calcext:value-type="float">
            <text:p>514610633.7271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allel</text:p>
          </table:table-cell>
          <table:table-cell table:formula="of:=AVERAGE([.L10:.L65536];[.M10:.M65536])" office:value-type="float" office:value="502110275.689223" calcext:value-type="float">
            <text:p>502110275.689223</text:p>
          </table:table-cell>
          <table:table-cell/>
          <table:table-cell table:formula="of:=STDEV([.B1:.B7])" office:value-type="float" office:value="12112880.2828122" calcext:value-type="float">
            <text:p>12112880.28281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n_int</text:p>
          </table:table-cell>
          <table:table-cell table:formula="of:=AVERAGE([.C10:.C65536];[.D10:.D65536];[.E10:.E65536];[.F10:.F65536])" office:value-type="float" office:value="511343358.39599" calcext:value-type="float">
            <text:p>511343358.39599</text:p>
          </table:table-cell>
          <table:table-cell/>
          <table:table-cell table:formula="of:=[.D3]/[.D2]" office:value-type="float" office:value="0.0235379517812955" calcext:value-type="float">
            <text:p>0.02353795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allel2</text:p>
          </table:table-cell>
          <table:table-cell table:formula="of:=AVERAGE([.G10:.G65536])" office:value-type="float" office:value="510842105.263158" calcext:value-type="float">
            <text:p>510842105.2631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sor</text:p>
          </table:table-cell>
          <table:table-cell table:formula="of:=AVERAGE([.A10:.A65536])" office:value-type="float" office:value="527428571.428571" calcext:value-type="float">
            <text:p>527428571.4285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py</text:p>
          </table:table-cell>
          <table:table-cell table:formula="of:=AVERAGE([.H10:.H65536];[.I10:.I65536];[.J10:.J65536];[.K10:.K65536])" office:value-type="float" office:value="508720551.378446" calcext:value-type="float">
            <text:p>508720551.378446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7000000" calcext:value-type="float">
            <text:p>557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518000000" calcext:value-type="float">
            <text:p>518000000</text:p>
          </table:table-cell>
        </table:table-row>
        <table:table-row table:style-name="ro1">
          <table:table-cell office:value-type="float" office:value="551000000" calcext:value-type="float">
            <text:p>55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9000000" calcext:value-type="float">
            <text:p>499000000</text:p>
          </table:table-cell>
        </table:table-row>
        <table:table-row table:style-name="ro1">
          <table:table-cell office:value-type="float" office:value="549000000" calcext:value-type="float">
            <text:p>549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8000000" calcext:value-type="float">
            <text:p>498000000</text:p>
          </table:table-cell>
        </table:table-row>
        <table:table-row table:style-name="ro1">
          <table:table-cell office:value-type="float" office:value="553000000" calcext:value-type="float">
            <text:p>553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67000000" calcext:value-type="float">
            <text:p>567000000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518000000" calcext:value-type="float">
            <text:p>51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9000000" calcext:value-type="float">
            <text:p>529000000</text:p>
          </table:table-cell>
        </table:table-row>
        <table:table-row table:style-name="ro1">
          <table:table-cell office:value-type="float" office:value="574000000" calcext:value-type="float">
            <text:p>574000000</text:p>
          </table:table-cell>
          <table:table-cell office:value-type="float" office:value="546000000" calcext:value-type="float">
            <text:p>546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32000000" calcext:value-type="float">
            <text:p>532000000</text:p>
          </table:table-cell>
        </table:table-row>
        <table:table-row table:style-name="ro1">
          <table:table-cell office:value-type="float" office:value="578000000" calcext:value-type="float">
            <text:p>578000000</text:p>
          </table:table-cell>
          <table:table-cell office:value-type="float" office:value="544000000" calcext:value-type="float">
            <text:p>544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4" office:value-type="float" office:value="507000000" calcext:value-type="float">
            <text:p>507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7000000" calcext:value-type="float">
            <text:p>497000000</text:p>
          </table:table-cell>
        </table:table-row>
        <table:table-row table:style-name="ro1">
          <table:table-cell office:value-type="float" office:value="538000000" calcext:value-type="float">
            <text:p>538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table:number-columns-repeated="2" office:value-type="float" office:value="544000000" calcext:value-type="float">
            <text:p>544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20000000" calcext:value-type="float">
            <text:p>520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32000000" calcext:value-type="float">
            <text:p>532000000</text:p>
          </table:table-cell>
        </table:table-row>
        <table:table-row table:style-name="ro1">
          <table:table-cell office:value-type="float" office:value="560000000" calcext:value-type="float">
            <text:p>560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63000000" calcext:value-type="float">
            <text:p>563000000</text:p>
          </table:table-cell>
          <table:table-cell office:value-type="float" office:value="547000000" calcext:value-type="float">
            <text:p>547000000</text:p>
          </table:table-cell>
          <table:table-cell office:value-type="float" office:value="548000000" calcext:value-type="float">
            <text:p>548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8000000" calcext:value-type="float">
            <text:p>528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11000000" calcext:value-type="float">
            <text:p>511000000</text:p>
          </table:table-cell>
        </table:table-row>
        <table:table-row table:style-name="ro1">
          <table:table-cell office:value-type="float" office:value="546000000" calcext:value-type="float">
            <text:p>546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5000000" calcext:value-type="float">
            <text:p>515000000</text:p>
          </table:table-cell>
        </table:table-row>
        <table:table-row table:style-name="ro1">
          <table:table-cell office:value-type="float" office:value="549000000" calcext:value-type="float">
            <text:p>549000000</text:p>
          </table:table-cell>
          <table:table-cell office:value-type="float" office:value="534000000" calcext:value-type="float">
            <text:p>534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493000000" calcext:value-type="float">
            <text:p>493000000</text:p>
          </table:table-cell>
          <table:table-cell table:number-columns-repeated="4" office:value-type="float" office:value="491000000" calcext:value-type="float">
            <text:p>491000000</text:p>
          </table:table-cell>
          <table:table-cell office:value-type="float" office:value="498000000" calcext:value-type="float">
            <text:p>498000000</text:p>
          </table:table-cell>
        </table:table-row>
        <table:table-row table:style-name="ro1">
          <table:table-cell office:value-type="float" office:value="555000000" calcext:value-type="float">
            <text:p>555000000</text:p>
          </table:table-cell>
          <table:table-cell office:value-type="float" office:value="535000000" calcext:value-type="float">
            <text:p>535000000</text:p>
          </table:table-cell>
          <table:table-cell office:value-type="float" office:value="511000000" calcext:value-type="float">
            <text:p>511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2000000" calcext:value-type="float">
            <text:p>512000000</text:p>
          </table:table-cell>
        </table:table-row>
        <table:table-row table:style-name="ro1">
          <table:table-cell office:value-type="float" office:value="539000000" calcext:value-type="float">
            <text:p>539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78000000" calcext:value-type="float">
            <text:p>578000000</text:p>
          </table:table-cell>
          <table:table-cell office:value-type="float" office:value="557000000" calcext:value-type="float">
            <text:p>557000000</text:p>
          </table:table-cell>
          <table:table-cell table:number-columns-repeated="2"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44000000" calcext:value-type="float">
            <text:p>544000000</text:p>
          </table:table-cell>
          <table:table-cell office:value-type="float" office:value="530000000" calcext:value-type="float">
            <text:p>530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8000000" calcext:value-type="float">
            <text:p>498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517000000" calcext:value-type="float">
            <text:p>517000000</text:p>
          </table:table-cell>
        </table:table-row>
        <table:table-row table:style-name="ro1">
          <table:table-cell office:value-type="float" office:value="576000000" calcext:value-type="float">
            <text:p>576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2000000" calcext:value-type="float">
            <text:p>50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7000000" calcext:value-type="float">
            <text:p>517000000</text:p>
          </table:table-cell>
        </table:table-row>
        <table:table-row table:style-name="ro1">
          <table:table-cell office:value-type="float" office:value="544000000" calcext:value-type="float">
            <text:p>544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41000000" calcext:value-type="float">
            <text:p>541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2" office:value-type="float" office:value="518000000" calcext:value-type="float">
            <text:p>51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2000000" calcext:value-type="float">
            <text:p>512000000</text:p>
          </table:table-cell>
        </table:table-row>
        <table:table-row table:style-name="ro1">
          <table:table-cell office:value-type="float" office:value="565000000" calcext:value-type="float">
            <text:p>565000000</text:p>
          </table:table-cell>
          <table:table-cell office:value-type="float" office:value="571000000" calcext:value-type="float">
            <text:p>571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7000000" calcext:value-type="float">
            <text:p>517000000</text:p>
          </table:table-cell>
          <table:table-cell office:value-type="float" office:value="601000000" calcext:value-type="float">
            <text:p>601000000</text:p>
          </table:table-cell>
          <table:table-cell office:value-type="float" office:value="566000000" calcext:value-type="float">
            <text:p>566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23000000" calcext:value-type="float">
            <text:p>523000000</text:p>
          </table:table-cell>
          <table:table-cell table:number-columns-repeated="2" office:value-type="float" office:value="524000000" calcext:value-type="float">
            <text:p>524000000</text:p>
          </table:table-cell>
          <table:table-cell office:value-type="float" office:value="535000000" calcext:value-type="float">
            <text:p>535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7000000" calcext:value-type="float">
            <text:p>497000000</text:p>
          </table:table-cell>
        </table:table-row>
        <table:table-row table:style-name="ro1">
          <table:table-cell office:value-type="float" office:value="560000000" calcext:value-type="float">
            <text:p>560000000</text:p>
          </table:table-cell>
          <table:table-cell office:value-type="float" office:value="542000000" calcext:value-type="float">
            <text:p>542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9000000" calcext:value-type="float">
            <text:p>509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50000000" calcext:value-type="float">
            <text:p>550000000</text:p>
          </table:table-cell>
          <table:table-cell office:value-type="float" office:value="548000000" calcext:value-type="float">
            <text:p>548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2000000" calcext:value-type="float">
            <text:p>512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14000000" calcext:value-type="float">
            <text:p>514000000</text:p>
          </table:table-cell>
        </table:table-row>
        <table:table-row table:style-name="ro1">
          <table:table-cell office:value-type="float" office:value="568000000" calcext:value-type="float">
            <text:p>568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2000000" calcext:value-type="float">
            <text:p>512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493000000" calcext:value-type="float">
            <text:p>493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522000000" calcext:value-type="float">
            <text:p>522000000</text:p>
          </table:table-cell>
        </table:table-row>
        <table:table-row table:style-name="ro1">
          <table:table-cell office:value-type="float" office:value="597000000" calcext:value-type="float">
            <text:p>597000000</text:p>
          </table:table-cell>
          <table:table-cell office:value-type="float" office:value="520000000" calcext:value-type="float">
            <text:p>520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62000000" calcext:value-type="float">
            <text:p>56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28000000" calcext:value-type="float">
            <text:p>528000000</text:p>
          </table:table-cell>
        </table:table-row>
        <table:table-row table:style-name="ro1">
          <table:table-cell office:value-type="float" office:value="566000000" calcext:value-type="float">
            <text:p>566000000</text:p>
          </table:table-cell>
          <table:table-cell office:value-type="float" office:value="579000000" calcext:value-type="float">
            <text:p>579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33000000" calcext:value-type="float">
            <text:p>533000000</text:p>
          </table:table-cell>
        </table:table-row>
        <table:table-row table:style-name="ro1">
          <table:table-cell office:value-type="float" office:value="599000000" calcext:value-type="float">
            <text:p>599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48000000" calcext:value-type="float">
            <text:p>548000000</text:p>
          </table:table-cell>
          <table:table-cell office:value-type="float" office:value="528000000" calcext:value-type="float">
            <text:p>528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514000000" calcext:value-type="float">
            <text:p>514000000</text:p>
          </table:table-cell>
        </table:table-row>
        <table:table-row table:style-name="ro1">
          <table:table-cell office:value-type="float" office:value="604000000" calcext:value-type="float">
            <text:p>604000000</text:p>
          </table:table-cell>
          <table:table-cell office:value-type="float" office:value="535000000" calcext:value-type="float">
            <text:p>535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518000000" calcext:value-type="float">
            <text:p>518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66000000" calcext:value-type="float">
            <text:p>566000000</text:p>
          </table:table-cell>
          <table:table-cell office:value-type="float" office:value="567000000" calcext:value-type="float">
            <text:p>567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32000000" calcext:value-type="float">
            <text:p>532000000</text:p>
          </table:table-cell>
        </table:table-row>
        <table:table-row table:style-name="ro1"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33000000" calcext:value-type="float">
            <text:p>533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21000000" calcext:value-type="float">
            <text:p>521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494000000" calcext:value-type="float">
            <text:p>494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table:number-columns-repeated="2" office:value-type="float" office:value="530000000" calcext:value-type="float">
            <text:p>53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7000000" calcext:value-type="float">
            <text:p>497000000</text:p>
          </table:table-cell>
        </table:table-row>
        <table:table-row table:style-name="ro1">
          <table:table-cell office:value-type="float" office:value="514000000" calcext:value-type="float">
            <text:p>514000000</text:p>
          </table:table-cell>
          <table:table-cell office:value-type="float" office:value="550000000" calcext:value-type="float">
            <text:p>550000000</text:p>
          </table:table-cell>
          <table:table-cell office:value-type="float" office:value="552000000" calcext:value-type="float">
            <text:p>552000000</text:p>
          </table:table-cell>
          <table:table-cell table:number-columns-repeated="2" office:value-type="float" office:value="535000000" calcext:value-type="float">
            <text:p>535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table:number-columns-repeated="2" office:value-type="float" office:value="526000000" calcext:value-type="float">
            <text:p>526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46000000" calcext:value-type="float">
            <text:p>546000000</text:p>
          </table:table-cell>
          <table:table-cell office:value-type="float" office:value="592000000" calcext:value-type="float">
            <text:p>592000000</text:p>
          </table:table-cell>
          <table:table-cell office:value-type="float" office:value="529000000" calcext:value-type="float">
            <text:p>529000000</text:p>
          </table:table-cell>
        </table:table-row>
        <table:table-row table:style-name="ro1">
          <table:table-cell office:value-type="float" office:value="528000000" calcext:value-type="float">
            <text:p>528000000</text:p>
          </table:table-cell>
          <table:table-cell table:number-columns-repeated="2" office:value-type="float" office:value="525000000" calcext:value-type="float">
            <text:p>525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21000000" calcext:value-type="float">
            <text:p>52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3000000" calcext:value-type="float">
            <text:p>503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52000000" calcext:value-type="float">
            <text:p>552000000</text:p>
          </table:table-cell>
          <table:table-cell office:value-type="float" office:value="567000000" calcext:value-type="float">
            <text:p>56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34000000" calcext:value-type="float">
            <text:p>534000000</text:p>
          </table:table-cell>
        </table:table-row>
        <table:table-row table:style-name="ro1"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76000000" calcext:value-type="float">
            <text:p>576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0000000" calcext:value-type="float">
            <text:p>520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17000000" calcext:value-type="float">
            <text:p>517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4000000" calcext:value-type="float">
            <text:p>504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21000000" calcext:value-type="float">
            <text:p>521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17000000" calcext:value-type="float">
            <text:p>517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4000000" calcext:value-type="float">
            <text:p>514000000</text:p>
          </table:table-cell>
          <table:table-cell office:value-type="float" office:value="547000000" calcext:value-type="float">
            <text:p>547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585000000" calcext:value-type="float">
            <text:p>585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</table:table-row>
        <table:table-row table:style-name="ro1">
          <table:table-cell office:value-type="float" office:value="542000000" calcext:value-type="float">
            <text:p>542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30000000" calcext:value-type="float">
            <text:p>530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21000000" calcext:value-type="float">
            <text:p>52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36000000" calcext:value-type="float">
            <text:p>536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7000000" calcext:value-type="float">
            <text:p>497000000</text:p>
          </table:table-cell>
        </table:table-row>
        <table:table-row table:style-name="ro1">
          <table:table-cell office:value-type="float" office:value="514000000" calcext:value-type="float">
            <text:p>514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3000000" calcext:value-type="float">
            <text:p>493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14000000" calcext:value-type="float">
            <text:p>514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4000000" calcext:value-type="float">
            <text:p>514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7000000" calcext:value-type="float">
            <text:p>517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520000000" calcext:value-type="float">
            <text:p>520000000</text:p>
          </table:table-cell>
        </table:table-row>
        <table:table-row table:style-name="ro1">
          <table:table-cell office:value-type="float" office:value="519000000" calcext:value-type="float">
            <text:p>519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64000000" calcext:value-type="float">
            <text:p>564000000</text:p>
          </table:table-cell>
          <table:table-cell office:value-type="float" office:value="602000000" calcext:value-type="float">
            <text:p>602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table:number-columns-repeated="2" office:value-type="float" office:value="524000000" calcext:value-type="float">
            <text:p>524000000</text:p>
          </table:table-cell>
          <table:table-cell office:value-type="float" office:value="528000000" calcext:value-type="float">
            <text:p>528000000</text:p>
          </table:table-cell>
        </table:table-row>
        <table:table-row table:style-name="ro1">
          <table:table-cell office:value-type="float" office:value="520000000" calcext:value-type="float">
            <text:p>520000000</text:p>
          </table:table-cell>
          <table:table-cell office:value-type="float" office:value="543000000" calcext:value-type="float">
            <text:p>543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48000000" calcext:value-type="float">
            <text:p>548000000</text:p>
          </table:table-cell>
          <table:table-cell office:value-type="float" office:value="569000000" calcext:value-type="float">
            <text:p>56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7000000" calcext:value-type="float">
            <text:p>497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8000000" calcext:value-type="float">
            <text:p>518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table:number-columns-repeated="5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89000000" calcext:value-type="float">
            <text:p>589000000</text:p>
          </table:table-cell>
          <table:table-cell office:value-type="float" office:value="539000000" calcext:value-type="float">
            <text:p>539000000</text:p>
          </table:table-cell>
          <table:table-cell office:value-type="float" office:value="538000000" calcext:value-type="float">
            <text:p>538000000</text:p>
          </table:table-cell>
          <table:table-cell office:value-type="float" office:value="523000000" calcext:value-type="float">
            <text:p>523000000</text:p>
          </table:table-cell>
          <table:table-cell table:number-columns-repeated="2" office:value-type="float" office:value="524000000" calcext:value-type="float">
            <text:p>524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73000000" calcext:value-type="float">
            <text:p>573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30000000" calcext:value-type="float">
            <text:p>530000000</text:p>
          </table:table-cell>
        </table:table-row>
        <table:table-row table:style-name="ro1">
          <table:table-cell office:value-type="float" office:value="524000000" calcext:value-type="float">
            <text:p>524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43000000" calcext:value-type="float">
            <text:p>543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7000000" calcext:value-type="float">
            <text:p>497000000</text:p>
          </table:table-cell>
        </table:table-row>
        <table:table-row table:style-name="ro1">
          <table:table-cell office:value-type="float" office:value="521000000" calcext:value-type="float">
            <text:p>52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39000000" calcext:value-type="float">
            <text:p>539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601000000" calcext:value-type="float">
            <text:p>601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35000000" calcext:value-type="float">
            <text:p>535000000</text:p>
          </table:table-cell>
          <table:table-cell office:value-type="float" office:value="541000000" calcext:value-type="float">
            <text:p>541000000</text:p>
          </table:table-cell>
          <table:table-cell office:value-type="float" office:value="544000000" calcext:value-type="float">
            <text:p>544000000</text:p>
          </table:table-cell>
          <table:table-cell office:value-type="float" office:value="533000000" calcext:value-type="float">
            <text:p>533000000</text:p>
          </table:table-cell>
        </table:table-row>
        <table:table-row table:style-name="ro1">
          <table:table-cell table:number-columns-repeated="3"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14000000" calcext:value-type="float">
            <text:p>514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14000000" calcext:value-type="float">
            <text:p>514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21000000" calcext:value-type="float">
            <text:p>52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3000000" calcext:value-type="float">
            <text:p>493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33000000" calcext:value-type="float">
            <text:p>53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20000000" calcext:value-type="float">
            <text:p>520000000</text:p>
          </table:table-cell>
          <table:table-cell office:value-type="float" office:value="595000000" calcext:value-type="float">
            <text:p>595000000</text:p>
          </table:table-cell>
        </table:table-row>
        <table:table-row table:style-name="ro1">
          <table:table-cell table:number-columns-repeated="2"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17000000" calcext:value-type="float">
            <text:p>517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22000000" calcext:value-type="float">
            <text:p>522000000</text:p>
          </table:table-cell>
          <table:table-cell office:value-type="float" office:value="530000000" calcext:value-type="float">
            <text:p>530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50000000" calcext:value-type="float">
            <text:p>55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15000000" calcext:value-type="float">
            <text:p>515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11000000" calcext:value-type="float">
            <text:p>511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42000000" calcext:value-type="float">
            <text:p>542000000</text:p>
          </table:table-cell>
        </table:table-row>
        <table:table-row table:style-name="ro1">
          <table:table-cell office:value-type="float" office:value="521000000" calcext:value-type="float">
            <text:p>521000000</text:p>
          </table:table-cell>
          <table:table-cell office:value-type="float" office:value="555000000" calcext:value-type="float">
            <text:p>555000000</text:p>
          </table:table-cell>
          <table:table-cell office:value-type="float" office:value="563000000" calcext:value-type="float">
            <text:p>563000000</text:p>
          </table:table-cell>
          <table:table-cell office:value-type="float" office:value="551000000" calcext:value-type="float">
            <text:p>551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5" office:value-type="float" office:value="507000000" calcext:value-type="float">
            <text:p>507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table:number-columns-repeated="2"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30000000" calcext:value-type="float">
            <text:p>530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7000000" calcext:value-type="float">
            <text:p>497000000</text:p>
          </table:table-cell>
        </table:table-row>
        <table:table-row table:style-name="ro1">
          <table:table-cell office:value-type="float" office:value="524000000" calcext:value-type="float">
            <text:p>524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</table:table-row>
        <table:table-row table:style-name="ro1">
          <table:table-cell office:value-type="float" office:value="521000000" calcext:value-type="float">
            <text:p>521000000</text:p>
          </table:table-cell>
          <table:table-cell office:value-type="float" office:value="542000000" calcext:value-type="float">
            <text:p>542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68000000" calcext:value-type="float">
            <text:p>568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34000000" calcext:value-type="float">
            <text:p>534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21000000" calcext:value-type="float">
            <text:p>52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10000000" calcext:value-type="float">
            <text:p>510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table:number-columns-repeated="3" office:value-type="float" office:value="506000000" calcext:value-type="float">
            <text:p>506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491000000" calcext:value-type="float">
            <text:p>491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31000000" calcext:value-type="float">
            <text:p>53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525000000" calcext:value-type="float">
            <text:p>525000000</text:p>
          </table:table-cell>
        </table:table-row>
        <table:table-row table:style-name="ro1">
          <table:table-cell office:value-type="float" office:value="547000000" calcext:value-type="float">
            <text:p>547000000</text:p>
          </table:table-cell>
          <table:table-cell office:value-type="float" office:value="551000000" calcext:value-type="float">
            <text:p>551000000</text:p>
          </table:table-cell>
          <table:table-cell table:number-columns-repeated="2" office:value-type="float" office:value="524000000" calcext:value-type="float">
            <text:p>524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91000000" calcext:value-type="float">
            <text:p>59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23000000" calcext:value-type="float">
            <text:p>523000000</text:p>
          </table:table-cell>
          <table:table-cell table:number-columns-repeated="2" office:value-type="float" office:value="524000000" calcext:value-type="float">
            <text:p>524000000</text:p>
          </table:table-cell>
          <table:table-cell office:value-type="float" office:value="529000000" calcext:value-type="float">
            <text:p>529000000</text:p>
          </table:table-cell>
        </table:table-row>
        <table:table-row table:style-name="ro1">
          <table:table-cell table:number-columns-repeated="2" office:value-type="float" office:value="528000000" calcext:value-type="float">
            <text:p>528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33000000" calcext:value-type="float">
            <text:p>533000000</text:p>
          </table:table-cell>
          <table:table-cell office:value-type="float" office:value="527000000" calcext:value-type="float">
            <text:p>527000000</text:p>
          </table:table-cell>
          <table:table-cell table:number-columns-repeated="4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21000000" calcext:value-type="float">
            <text:p>52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4000000" calcext:value-type="float">
            <text:p>514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93000000" calcext:value-type="float">
            <text:p>593000000</text:p>
          </table:table-cell>
          <table:table-cell office:value-type="float" office:value="538000000" calcext:value-type="float">
            <text:p>538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607000000" calcext:value-type="float">
            <text:p>607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29000000" calcext:value-type="float">
            <text:p>529000000</text:p>
          </table:table-cell>
        </table:table-row>
        <table:table-row table:style-name="ro1">
          <table:table-cell office:value-type="float" office:value="525000000" calcext:value-type="float">
            <text:p>525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51000000" calcext:value-type="float">
            <text:p>551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13000000" calcext:value-type="float">
            <text:p>513000000</text:p>
          </table:table-cell>
        </table:table-row>
        <table:table-row table:style-name="ro1">
          <table:table-cell office:value-type="float" office:value="530000000" calcext:value-type="float">
            <text:p>530000000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10000000" calcext:value-type="float">
            <text:p>510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15000000" calcext:value-type="float">
            <text:p>515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4000000" calcext:value-type="float">
            <text:p>514000000</text:p>
          </table:table-cell>
        </table:table-row>
        <table:table-row table:style-name="ro1">
          <table:table-cell office:value-type="float" office:value="522000000" calcext:value-type="float">
            <text:p>522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56000000" calcext:value-type="float">
            <text:p>556000000</text:p>
          </table:table-cell>
          <table:table-cell office:value-type="float" office:value="614000000" calcext:value-type="float">
            <text:p>614000000</text:p>
          </table:table-cell>
          <table:table-cell table:number-columns-repeated="4" office:value-type="float" office:value="523000000" calcext:value-type="float">
            <text:p>523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93000000" calcext:value-type="float">
            <text:p>593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30000000" calcext:value-type="float">
            <text:p>530000000</text:p>
          </table:table-cell>
        </table:table-row>
        <table:table-row table:style-name="ro1">
          <table:table-cell office:value-type="float" office:value="526000000" calcext:value-type="float">
            <text:p>526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34000000" calcext:value-type="float">
            <text:p>534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23000000" calcext:value-type="float">
            <text:p>523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537000000" calcext:value-type="float">
            <text:p>537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86000000" calcext:value-type="float">
            <text:p>586000000</text:p>
          </table:table-cell>
        </table:table-row>
        <table:table-row table:style-name="ro1">
          <table:table-cell office:value-type="float" office:value="541000000" calcext:value-type="float">
            <text:p>541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22000000" calcext:value-type="float">
            <text:p>522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613000000" calcext:value-type="float">
            <text:p>613000000</text:p>
          </table:table-cell>
          <table:table-cell office:value-type="float" office:value="510000000" calcext:value-type="float">
            <text:p>510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17000000" calcext:value-type="float">
            <text:p>517000000</text:p>
          </table:table-cell>
        </table:table-row>
        <table:table-row table:style-name="ro1">
          <table:table-cell office:value-type="float" office:value="545000000" calcext:value-type="float">
            <text:p>545000000</text:p>
          </table:table-cell>
          <table:table-cell office:value-type="float" office:value="550000000" calcext:value-type="float">
            <text:p>550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44000000" calcext:value-type="float">
            <text:p>544000000</text:p>
          </table:table-cell>
          <table:table-cell office:value-type="float" office:value="497000000" calcext:value-type="float">
            <text:p>497000000</text:p>
          </table:table-cell>
        </table:table-row>
        <table:table-row table:style-name="ro1">
          <table:table-cell office:value-type="float" office:value="515000000" calcext:value-type="float">
            <text:p>515000000</text:p>
          </table:table-cell>
          <table:table-cell office:value-type="float" office:value="547000000" calcext:value-type="float">
            <text:p>547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</table:table-row>
        <table:table-row table:style-name="ro1">
          <table:table-cell office:value-type="float" office:value="542000000" calcext:value-type="float">
            <text:p>542000000</text:p>
          </table:table-cell>
          <table:table-cell office:value-type="float" office:value="527000000" calcext:value-type="float">
            <text:p>527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32000000" calcext:value-type="float">
            <text:p>532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0000000" calcext:value-type="float">
            <text:p>510000000</text:p>
          </table:table-cell>
        </table:table-row>
        <table:table-row table:style-name="ro1">
          <table:table-cell office:value-type="float" office:value="518000000" calcext:value-type="float">
            <text:p>518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48000000" calcext:value-type="float">
            <text:p>548000000</text:p>
          </table:table-cell>
          <table:table-cell office:value-type="float" office:value="594000000" calcext:value-type="float">
            <text:p>594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26000000" calcext:value-type="float">
            <text:p>526000000</text:p>
          </table:table-cell>
          <table:table-cell table:number-columns-repeated="2" office:value-type="float" office:value="524000000" calcext:value-type="float">
            <text:p>524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7000000" calcext:value-type="float">
            <text:p>527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28000000" calcext:value-type="float">
            <text:p>528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3000000" calcext:value-type="float">
            <text:p>503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52000000" calcext:value-type="float">
            <text:p>552000000</text:p>
          </table:table-cell>
          <table:table-cell office:value-type="float" office:value="543000000" calcext:value-type="float">
            <text:p>54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25000000" calcext:value-type="float">
            <text:p>525000000</text:p>
          </table:table-cell>
          <table:table-cell office:value-type="float" office:value="527000000" calcext:value-type="float">
            <text:p>527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05000000" calcext:value-type="float">
            <text:p>505000000</text:p>
          </table:table-cell>
        </table:table-row>
        <table:table-row table:style-name="ro1">
          <table:table-cell office:value-type="float" office:value="520000000" calcext:value-type="float">
            <text:p>520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6000000" calcext:value-type="float">
            <text:p>526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614000000" calcext:value-type="float">
            <text:p>614000000</text:p>
          </table:table-cell>
          <table:table-cell office:value-type="float" office:value="527000000" calcext:value-type="float">
            <text:p>527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9000000" calcext:value-type="float">
            <text:p>529000000</text:p>
          </table:table-cell>
        </table:table-row>
        <table:table-row table:style-name="ro1"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14000000" calcext:value-type="float">
            <text:p>514000000</text:p>
          </table:table-cell>
          <table:table-cell table:number-columns-repeated="2"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5000000" calcext:value-type="float">
            <text:p>505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31000000" calcext:value-type="float">
            <text:p>531000000</text:p>
          </table:table-cell>
          <table:table-cell office:value-type="float" office:value="530000000" calcext:value-type="float">
            <text:p>530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2000000" calcext:value-type="float">
            <text:p>50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97000000" calcext:value-type="float">
            <text:p>597000000</text:p>
          </table:table-cell>
        </table:table-row>
        <table:table-row table:style-name="ro1">
          <table:table-cell office:value-type="float" office:value="531000000" calcext:value-type="float">
            <text:p>53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2000000" calcext:value-type="float">
            <text:p>502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4000000" calcext:value-type="float">
            <text:p>514000000</text:p>
          </table:table-cell>
          <table:table-cell office:value-type="float" office:value="541000000" calcext:value-type="float">
            <text:p>541000000</text:p>
          </table:table-cell>
          <table:table-cell office:value-type="float" office:value="539000000" calcext:value-type="float">
            <text:p>539000000</text:p>
          </table:table-cell>
          <table:table-cell office:value-type="float" office:value="647000000" calcext:value-type="float">
            <text:p>647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543000000" calcext:value-type="float">
            <text:p>543000000</text:p>
          </table:table-cell>
          <table:table-cell office:value-type="float" office:value="547000000" calcext:value-type="float">
            <text:p>547000000</text:p>
          </table:table-cell>
          <table:table-cell office:value-type="float" office:value="513000000" calcext:value-type="float">
            <text:p>513000000</text:p>
          </table:table-cell>
        </table:table-row>
        <table:table-row table:style-name="ro1">
          <table:table-cell office:value-type="float" office:value="536000000" calcext:value-type="float">
            <text:p>536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506000000" calcext:value-type="float">
            <text:p>506000000</text:p>
          </table:table-cell>
        </table:table-row>
        <table:table-row table:style-name="ro1">
          <table:table-cell office:value-type="float" office:value="531000000" calcext:value-type="float">
            <text:p>53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5000000" calcext:value-type="float">
            <text:p>515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29000000" calcext:value-type="float">
            <text:p>529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14000000" calcext:value-type="float">
            <text:p>514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607000000" calcext:value-type="float">
            <text:p>607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520000000" calcext:value-type="float">
            <text:p>520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8000000" calcext:value-type="float">
            <text:p>528000000</text:p>
          </table:table-cell>
        </table:table-row>
        <table:table-row table:style-name="ro1">
          <table:table-cell office:value-type="float" office:value="534000000" calcext:value-type="float">
            <text:p>534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68000000" calcext:value-type="float">
            <text:p>568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5000000" calcext:value-type="float">
            <text:p>515000000</text:p>
          </table:table-cell>
        </table:table-row>
        <table:table-row table:style-name="ro1">
          <table:table-cell office:value-type="float" office:value="514000000" calcext:value-type="float">
            <text:p>514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27000000" calcext:value-type="float">
            <text:p>527000000</text:p>
          </table:table-cell>
        </table:table-row>
        <table:table-row table:style-name="ro1">
          <table:table-cell office:value-type="float" office:value="514000000" calcext:value-type="float">
            <text:p>514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4" office:value-type="float" office:value="507000000" calcext:value-type="float">
            <text:p>507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3000000" calcext:value-type="float">
            <text:p>513000000</text:p>
          </table:table-cell>
        </table:table-row>
        <table:table-row table:style-name="ro1">
          <table:table-cell office:value-type="float" office:value="547000000" calcext:value-type="float">
            <text:p>547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637000000" calcext:value-type="float">
            <text:p>637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22000000" calcext:value-type="float">
            <text:p>522000000</text:p>
          </table:table-cell>
          <table:table-cell office:value-type="float" office:value="556000000" calcext:value-type="float">
            <text:p>556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3000000" calcext:value-type="float">
            <text:p>493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34000000" calcext:value-type="float">
            <text:p>534000000</text:p>
          </table:table-cell>
          <table:table-cell office:value-type="float" office:value="548000000" calcext:value-type="float">
            <text:p>548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5000000" calcext:value-type="float">
            <text:p>505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33000000" calcext:value-type="float">
            <text:p>533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16000000" calcext:value-type="float">
            <text:p>51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3000000" calcext:value-type="float">
            <text:p>513000000</text:p>
          </table:table-cell>
          <table:table-cell table:number-columns-repeated="3" office:value-type="float" office:value="492000000" calcext:value-type="float">
            <text:p>492000000</text:p>
          </table:table-cell>
          <table:table-cell office:value-type="float" office:value="504000000" calcext:value-type="float">
            <text:p>504000000</text:p>
          </table:table-cell>
        </table:table-row>
        <table:table-row table:style-name="ro1">
          <table:table-cell office:value-type="float" office:value="532000000" calcext:value-type="float">
            <text:p>532000000</text:p>
          </table:table-cell>
          <table:table-cell office:value-type="float" office:value="633000000" calcext:value-type="float">
            <text:p>63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1000000" calcext:value-type="float">
            <text:p>521000000</text:p>
          </table:table-cell>
          <table:table-cell table:number-columns-repeated="2" office:value-type="float" office:value="527000000" calcext:value-type="float">
            <text:p>527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51000000" calcext:value-type="float">
            <text:p>551000000</text:p>
          </table:table-cell>
          <table:table-cell office:value-type="float" office:value="587000000" calcext:value-type="float">
            <text:p>58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12000000" calcext:value-type="float">
            <text:p>512000000</text:p>
          </table:table-cell>
        </table:table-row>
        <table:table-row table:style-name="ro1">
          <table:table-cell office:value-type="float" office:value="536000000" calcext:value-type="float">
            <text:p>536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49000000" calcext:value-type="float">
            <text:p>549000000</text:p>
          </table:table-cell>
          <table:table-cell office:value-type="float" office:value="568000000" calcext:value-type="float">
            <text:p>568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45000000" calcext:value-type="float">
            <text:p>545000000</text:p>
          </table:table-cell>
          <table:table-cell office:value-type="float" office:value="543000000" calcext:value-type="float">
            <text:p>543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39000000" calcext:value-type="float">
            <text:p>539000000</text:p>
          </table:table-cell>
          <table:table-cell office:value-type="float" office:value="543000000" calcext:value-type="float">
            <text:p>543000000</text:p>
          </table:table-cell>
          <table:table-cell office:value-type="float" office:value="547000000" calcext:value-type="float">
            <text:p>547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46000000" calcext:value-type="float">
            <text:p>546000000</text:p>
          </table:table-cell>
          <table:table-cell table:number-columns-repeated="2" office:value-type="float" office:value="543000000" calcext:value-type="float">
            <text:p>543000000</text:p>
          </table:table-cell>
          <table:table-cell office:value-type="float" office:value="513000000" calcext:value-type="float">
            <text:p>513000000</text:p>
          </table:table-cell>
        </table:table-row>
        <table:table-row table:style-name="ro1">
          <table:table-cell office:value-type="float" office:value="536000000" calcext:value-type="float">
            <text:p>536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04000000" calcext:value-type="float">
            <text:p>504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14000000" calcext:value-type="float">
            <text:p>514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88000000" calcext:value-type="float">
            <text:p>488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07000000" calcext:value-type="float">
            <text:p>507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20000000" calcext:value-type="float">
            <text:p>52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58000000" calcext:value-type="float">
            <text:p>558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62000000" calcext:value-type="float">
            <text:p>562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529000000" calcext:value-type="float">
            <text:p>529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7000000" calcext:value-type="float">
            <text:p>527000000</text:p>
          </table:table-cell>
        </table:table-row>
        <table:table-row table:style-name="ro1">
          <table:table-cell office:value-type="float" office:value="533000000" calcext:value-type="float">
            <text:p>533000000</text:p>
          </table:table-cell>
          <table:table-cell office:value-type="float" office:value="579000000" calcext:value-type="float">
            <text:p>579000000</text:p>
          </table:table-cell>
          <table:table-cell office:value-type="float" office:value="564000000" calcext:value-type="float">
            <text:p>564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1000000" calcext:value-type="float">
            <text:p>491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498000000" calcext:value-type="float">
            <text:p>498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31000000" calcext:value-type="float">
            <text:p>531000000</text:p>
          </table:table-cell>
          <table:table-cell office:value-type="float" office:value="532000000" calcext:value-type="float">
            <text:p>532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493000000" calcext:value-type="float">
            <text:p>493000000</text:p>
          </table:table-cell>
        </table:table-row>
        <table:table-row table:style-name="ro1">
          <table:table-cell office:value-type="float" office:value="504000000" calcext:value-type="float">
            <text:p>504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00000000" calcext:value-type="float">
            <text:p>500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619000000" calcext:value-type="float">
            <text:p>619000000</text:p>
          </table:table-cell>
          <table:table-cell table:number-columns-repeated="3" office:value-type="float" office:value="490000000" calcext:value-type="float">
            <text:p>490000000</text:p>
          </table:table-cell>
          <table:table-cell office:value-type="float" office:value="515000000" calcext:value-type="float">
            <text:p>515000000</text:p>
          </table:table-cell>
        </table:table-row>
        <table:table-row table:style-name="ro1">
          <table:table-cell office:value-type="float" office:value="553000000" calcext:value-type="float">
            <text:p>55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0000000" calcext:value-type="float">
            <text:p>510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31000000" calcext:value-type="float">
            <text:p>531000000</text:p>
          </table:table-cell>
          <table:table-cell office:value-type="float" office:value="544000000" calcext:value-type="float">
            <text:p>544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5000000" calcext:value-type="float">
            <text:p>515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4" office:value-type="float" office:value="507000000" calcext:value-type="float">
            <text:p>507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36000000" calcext:value-type="float">
            <text:p>536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35000000" calcext:value-type="float">
            <text:p>535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table:number-columns-repeated="3" office:value-type="float" office:value="524000000" calcext:value-type="float">
            <text:p>524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2000000" calcext:value-type="float">
            <text:p>51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20000000" calcext:value-type="float">
            <text:p>520000000</text:p>
          </table:table-cell>
          <table:table-cell office:value-type="float" office:value="552000000" calcext:value-type="float">
            <text:p>552000000</text:p>
          </table:table-cell>
        </table:table-row>
        <table:table-row table:style-name="ro1">
          <table:table-cell office:value-type="float" office:value="518000000" calcext:value-type="float">
            <text:p>518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65000000" calcext:value-type="float">
            <text:p>565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30000000" calcext:value-type="float">
            <text:p>530000000</text:p>
          </table:table-cell>
        </table:table-row>
        <table:table-row table:style-name="ro1">
          <table:table-cell office:value-type="float" office:value="524000000" calcext:value-type="float">
            <text:p>524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17000000" calcext:value-type="float">
            <text:p>517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503000000" calcext:value-type="float">
            <text:p>503000000</text:p>
          </table:table-cell>
        </table:table-row>
        <table:table-row table:style-name="ro1">
          <table:table-cell office:value-type="float" office:value="531000000" calcext:value-type="float">
            <text:p>531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521000000" calcext:value-type="float">
            <text:p>521000000</text:p>
          </table:table-cell>
          <table:table-cell table:number-columns-repeated="4"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03000000" calcext:value-type="float">
            <text:p>503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43000000" calcext:value-type="float">
            <text:p>543000000</text:p>
          </table:table-cell>
          <table:table-cell office:value-type="float" office:value="638000000" calcext:value-type="float">
            <text:p>638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1000000" calcext:value-type="float">
            <text:p>521000000</text:p>
          </table:table-cell>
          <table:table-cell table:number-columns-repeated="2" office:value-type="float" office:value="525000000" calcext:value-type="float">
            <text:p>525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3000000" calcext:value-type="float">
            <text:p>523000000</text:p>
          </table:table-cell>
          <table:table-cell table:number-columns-repeated="2" office:value-type="float" office:value="527000000" calcext:value-type="float">
            <text:p>527000000</text:p>
          </table:table-cell>
          <table:table-cell office:value-type="float" office:value="565000000" calcext:value-type="float">
            <text:p>565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8000000" calcext:value-type="float">
            <text:p>498000000</text:p>
          </table:table-cell>
        </table:table-row>
        <table:table-row table:style-name="ro1">
          <table:table-cell office:value-type="float" office:value="534000000" calcext:value-type="float">
            <text:p>534000000</text:p>
          </table:table-cell>
          <table:table-cell office:value-type="float" office:value="577000000" calcext:value-type="float">
            <text:p>577000000</text:p>
          </table:table-cell>
          <table:table-cell office:value-type="float" office:value="527000000" calcext:value-type="float">
            <text:p>527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11000000" calcext:value-type="float">
            <text:p>511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31000000" calcext:value-type="float">
            <text:p>531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2000000" calcext:value-type="float">
            <text:p>50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06000000" calcext:value-type="float">
            <text:p>506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30000000" calcext:value-type="float">
            <text:p>530000000</text:p>
          </table:table-cell>
          <table:table-cell office:value-type="float" office:value="582000000" calcext:value-type="float">
            <text:p>582000000</text:p>
          </table:table-cell>
          <table:table-cell office:value-type="float" office:value="547000000" calcext:value-type="float">
            <text:p>547000000</text:p>
          </table:table-cell>
          <table:table-cell office:value-type="float" office:value="631000000" calcext:value-type="float">
            <text:p>631000000</text:p>
          </table:table-cell>
          <table:table-cell table:number-columns-repeated="2" office:value-type="float" office:value="522000000" calcext:value-type="float">
            <text:p>522000000</text:p>
          </table:table-cell>
          <table:table-cell office:value-type="float" office:value="521000000" calcext:value-type="float">
            <text:p>521000000</text:p>
          </table:table-cell>
          <table:table-cell table:number-columns-repeated="2" office:value-type="float" office:value="525000000" calcext:value-type="float">
            <text:p>525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67000000" calcext:value-type="float">
            <text:p>567000000</text:p>
          </table:table-cell>
          <table:table-cell office:value-type="float" office:value="497000000" calcext:value-type="float">
            <text:p>497000000</text:p>
          </table:table-cell>
        </table:table-row>
        <table:table-row table:style-name="ro1">
          <table:table-cell office:value-type="float" office:value="514000000" calcext:value-type="float">
            <text:p>514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14000000" calcext:value-type="float">
            <text:p>514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42000000" calcext:value-type="float">
            <text:p>54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31000000" calcext:value-type="float">
            <text:p>53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514000000" calcext:value-type="float">
            <text:p>514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07000000" calcext:value-type="float">
            <text:p>507000000</text:p>
          </table:table-cell>
          <table:table-cell office:value-type="float" office:value="547000000" calcext:value-type="float">
            <text:p>547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635000000" calcext:value-type="float">
            <text:p>635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38000000" calcext:value-type="float">
            <text:p>538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35000000" calcext:value-type="float">
            <text:p>535000000</text:p>
          </table:table-cell>
          <table:table-cell office:value-type="float" office:value="515000000" calcext:value-type="float">
            <text:p>515000000</text:p>
          </table:table-cell>
        </table:table-row>
        <table:table-row table:style-name="ro1">
          <table:table-cell office:value-type="float" office:value="557000000" calcext:value-type="float">
            <text:p>557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31000000" calcext:value-type="float">
            <text:p>531000000</text:p>
          </table:table-cell>
          <table:table-cell office:value-type="float" office:value="557000000" calcext:value-type="float">
            <text:p>557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</table:table-row>
        <table:table-row table:style-name="ro1">
          <table:table-cell office:value-type="float" office:value="504000000" calcext:value-type="float">
            <text:p>504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21000000" calcext:value-type="float">
            <text:p>521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623000000" calcext:value-type="float">
            <text:p>623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0000000" calcext:value-type="float">
            <text:p>490000000</text:p>
          </table:table-cell>
          <table:table-cell office:value-type="float" office:value="517000000" calcext:value-type="float">
            <text:p>517000000</text:p>
          </table:table-cell>
        </table:table-row>
        <table:table-row table:style-name="ro1">
          <table:table-cell office:value-type="float" office:value="533000000" calcext:value-type="float">
            <text:p>53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43000000" calcext:value-type="float">
            <text:p>543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34000000" calcext:value-type="float">
            <text:p>534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494000000" calcext:value-type="float">
            <text:p>494000000</text:p>
          </table:table-cell>
          <table:table-cell table:number-columns-repeated="4"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4000000" calcext:value-type="float">
            <text:p>514000000</text:p>
          </table:table-cell>
          <table:table-cell office:value-type="float" office:value="541000000" calcext:value-type="float">
            <text:p>541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638000000" calcext:value-type="float">
            <text:p>638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66000000" calcext:value-type="float">
            <text:p>566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555000000" calcext:value-type="float">
            <text:p>555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46000000" calcext:value-type="float">
            <text:p>54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7000000" calcext:value-type="float">
            <text:p>517000000</text:p>
          </table:table-cell>
        </table:table-row>
        <table:table-row table:style-name="ro1">
          <table:table-cell office:value-type="float" office:value="515000000" calcext:value-type="float">
            <text:p>515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31000000" calcext:value-type="float">
            <text:p>531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5" office:value-type="float" office:value="507000000" calcext:value-type="float">
            <text:p>507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32000000" calcext:value-type="float">
            <text:p>532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39000000" calcext:value-type="float">
            <text:p>539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39000000" calcext:value-type="float">
            <text:p>539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76000000" calcext:value-type="float">
            <text:p>576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32000000" calcext:value-type="float">
            <text:p>532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table:number-columns-repeated="2" office:value-type="float" office:value="512000000" calcext:value-type="float">
            <text:p>512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27000000" calcext:value-type="float">
            <text:p>527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503000000" calcext:value-type="float">
            <text:p>503000000</text:p>
          </table:table-cell>
        </table:table-row>
        <table:table-row table:style-name="ro1">
          <table:table-cell office:value-type="float" office:value="553000000" calcext:value-type="float">
            <text:p>553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520000000" calcext:value-type="float">
            <text:p>520000000</text:p>
          </table:table-cell>
          <table:table-cell table:number-columns-repeated="5"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03000000" calcext:value-type="float">
            <text:p>503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</table:table-row>
        <table:table-row table:style-name="ro1">
          <table:table-cell office:value-type="float" office:value="553000000" calcext:value-type="float">
            <text:p>55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655000000" calcext:value-type="float">
            <text:p>655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518000000" calcext:value-type="float">
            <text:p>518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35000000" calcext:value-type="float">
            <text:p>535000000</text:p>
          </table:table-cell>
        </table:table-row>
        <table:table-row table:style-name="ro1">
          <table:table-cell office:value-type="float" office:value="529000000" calcext:value-type="float">
            <text:p>529000000</text:p>
          </table:table-cell>
          <table:table-cell office:value-type="float" office:value="561000000" calcext:value-type="float">
            <text:p>561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1000000" calcext:value-type="float">
            <text:p>511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32000000" calcext:value-type="float">
            <text:p>532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table:number-columns-repeated="2"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04000000" calcext:value-type="float">
            <text:p>504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52000000" calcext:value-type="float">
            <text:p>552000000</text:p>
          </table:table-cell>
          <table:table-cell office:value-type="float" office:value="539000000" calcext:value-type="float">
            <text:p>53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8000000" calcext:value-type="float">
            <text:p>518000000</text:p>
          </table:table-cell>
          <table:table-cell office:value-type="float" office:value="620000000" calcext:value-type="float">
            <text:p>620000000</text:p>
          </table:table-cell>
          <table:table-cell table:number-columns-repeated="3" office:value-type="float" office:value="490000000" calcext:value-type="float">
            <text:p>490000000</text:p>
          </table:table-cell>
          <table:table-cell office:value-type="float" office:value="516000000" calcext:value-type="float">
            <text:p>516000000</text:p>
          </table:table-cell>
        </table:table-row>
        <table:table-row table:style-name="ro1">
          <table:table-cell office:value-type="float" office:value="516000000" calcext:value-type="float">
            <text:p>516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612000000" calcext:value-type="float">
            <text:p>612000000</text:p>
          </table:table-cell>
          <table:table-cell office:value-type="float" office:value="572000000" calcext:value-type="float">
            <text:p>572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27000000" calcext:value-type="float">
            <text:p>527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491000000" calcext:value-type="float">
            <text:p>491000000</text:p>
          </table:table-cell>
          <table:table-cell table:number-columns-repeated="3"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2000000" calcext:value-type="float">
            <text:p>50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512000000" calcext:value-type="float">
            <text:p>51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641000000" calcext:value-type="float">
            <text:p>641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6000000" calcext:value-type="float">
            <text:p>516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46000000" calcext:value-type="float">
            <text:p>546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11000000" calcext:value-type="float">
            <text:p>511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89000000" calcext:value-type="float">
            <text:p>489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6000000" calcext:value-type="float">
            <text:p>516000000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5000000" calcext:value-type="float">
            <text:p>505000000</text:p>
          </table:table-cell>
        </table:table-row>
        <table:table-row table:style-name="ro1">
          <table:table-cell office:value-type="float" office:value="526000000" calcext:value-type="float">
            <text:p>526000000</text:p>
          </table:table-cell>
          <table:table-cell office:value-type="float" office:value="661000000" calcext:value-type="float">
            <text:p>661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580000000" calcext:value-type="float">
            <text:p>580000000</text:p>
          </table:table-cell>
          <table:table-cell office:value-type="float" office:value="547000000" calcext:value-type="float">
            <text:p>547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7000000" calcext:value-type="float">
            <text:p>497000000</text:p>
          </table:table-cell>
        </table:table-row>
        <table:table-row table:style-name="ro1">
          <table:table-cell office:value-type="float" office:value="518000000" calcext:value-type="float">
            <text:p>518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4000000" calcext:value-type="float">
            <text:p>514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38000000" calcext:value-type="float">
            <text:p>538000000</text:p>
          </table:table-cell>
          <table:table-cell office:value-type="float" office:value="668000000" calcext:value-type="float">
            <text:p>668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36000000" calcext:value-type="float">
            <text:p>536000000</text:p>
          </table:table-cell>
          <table:table-cell table:number-columns-repeated="2" office:value-type="float" office:value="539000000" calcext:value-type="float">
            <text:p>539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562000000" calcext:value-type="float">
            <text:p>562000000</text:p>
          </table:table-cell>
        </table:table-row>
        <table:table-row table:style-name="ro1">
          <table:table-cell office:value-type="float" office:value="508000000" calcext:value-type="float">
            <text:p>508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2" office:value-type="float" office:value="510000000" calcext:value-type="float">
            <text:p>510000000</text:p>
          </table:table-cell>
          <table:table-cell office:value-type="float" office:value="491000000" calcext:value-type="float">
            <text:p>491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7000000" calcext:value-type="float">
            <text:p>497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29000000" calcext:value-type="float">
            <text:p>529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46000000" calcext:value-type="float">
            <text:p>546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515000000" calcext:value-type="float">
            <text:p>515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5000000" calcext:value-type="float">
            <text:p>505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7000000" calcext:value-type="float">
            <text:p>517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62000000" calcext:value-type="float">
            <text:p>562000000</text:p>
          </table:table-cell>
          <table:table-cell office:value-type="float" office:value="615000000" calcext:value-type="float">
            <text:p>615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29000000" calcext:value-type="float">
            <text:p>529000000</text:p>
          </table:table-cell>
        </table:table-row>
        <table:table-row table:style-name="ro1">
          <table:table-cell office:value-type="float" office:value="529000000" calcext:value-type="float">
            <text:p>529000000</text:p>
          </table:table-cell>
          <table:table-cell office:value-type="float" office:value="547000000" calcext:value-type="float">
            <text:p>547000000</text:p>
          </table:table-cell>
          <table:table-cell office:value-type="float" office:value="560000000" calcext:value-type="float">
            <text:p>560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20000000" calcext:value-type="float">
            <text:p>520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30000000" calcext:value-type="float">
            <text:p>530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47000000" calcext:value-type="float">
            <text:p>547000000</text:p>
          </table:table-cell>
          <table:table-cell office:value-type="float" office:value="583000000" calcext:value-type="float">
            <text:p>583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635000000" calcext:value-type="float">
            <text:p>635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506000000" calcext:value-type="float">
            <text:p>506000000</text:p>
          </table:table-cell>
        </table:table-row>
        <table:table-row table:style-name="ro1">
          <table:table-cell office:value-type="float" office:value="524000000" calcext:value-type="float">
            <text:p>524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45000000" calcext:value-type="float">
            <text:p>545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4" office:value-type="float" office:value="507000000" calcext:value-type="float">
            <text:p>507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0000000" calcext:value-type="float">
            <text:p>510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20000000" calcext:value-type="float">
            <text:p>520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17000000" calcext:value-type="float">
            <text:p>517000000</text:p>
          </table:table-cell>
          <table:table-cell office:value-type="float" office:value="541000000" calcext:value-type="float">
            <text:p>541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4000000" calcext:value-type="float">
            <text:p>504000000</text:p>
          </table:table-cell>
        </table:table-row>
        <table:table-row table:style-name="ro1">
          <table:table-cell office:value-type="float" office:value="519000000" calcext:value-type="float">
            <text:p>519000000</text:p>
          </table:table-cell>
          <table:table-cell office:value-type="float" office:value="572000000" calcext:value-type="float">
            <text:p>572000000</text:p>
          </table:table-cell>
          <table:table-cell office:value-type="float" office:value="489000000" calcext:value-type="float">
            <text:p>489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07000000" calcext:value-type="float">
            <text:p>507000000</text:p>
          </table:table-cell>
          <table:table-cell table:number-columns-repeated="2" office:value-type="float" office:value="513000000" calcext:value-type="float">
            <text:p>513000000</text:p>
          </table:table-cell>
          <table:table-cell office:value-type="float" office:value="548000000" calcext:value-type="float">
            <text:p>54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19000000" calcext:value-type="float">
            <text:p>519000000</text:p>
          </table:table-cell>
        </table:table-row>
        <table:table-row table:style-name="ro1">
          <table:table-cell office:value-type="float" office:value="544000000" calcext:value-type="float">
            <text:p>544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1000000" calcext:value-type="float">
            <text:p>491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31000000" calcext:value-type="float">
            <text:p>53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50000000" calcext:value-type="float">
            <text:p>550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31000000" calcext:value-type="float">
            <text:p>531000000</text:p>
          </table:table-cell>
          <table:table-cell office:value-type="float" office:value="541000000" calcext:value-type="float">
            <text:p>541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52000000" calcext:value-type="float">
            <text:p>552000000</text:p>
          </table:table-cell>
          <table:table-cell office:value-type="float" office:value="557000000" calcext:value-type="float">
            <text:p>557000000</text:p>
          </table:table-cell>
        </table:table-row>
        <table:table-row table:style-name="ro1">
          <table:table-cell office:value-type="float" office:value="583000000" calcext:value-type="float">
            <text:p>583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4" office:value-type="float" office:value="523000000" calcext:value-type="float">
            <text:p>523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13000000" calcext:value-type="float">
            <text:p>513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48000000" calcext:value-type="float">
            <text:p>548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07000000" calcext:value-type="float">
            <text:p>507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</table:table-row>
        <table:table-row table:style-name="ro1">
          <table:table-cell office:value-type="float" office:value="532000000" calcext:value-type="float">
            <text:p>532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31000000" calcext:value-type="float">
            <text:p>531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59000000" calcext:value-type="float">
            <text:p>559000000</text:p>
          </table:table-cell>
          <table:table-cell office:value-type="float" office:value="540000000" calcext:value-type="float">
            <text:p>540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table:number-columns-repeated="2" office:value-type="float" office:value="525000000" calcext:value-type="float">
            <text:p>525000000</text:p>
          </table:table-cell>
          <table:table-cell office:value-type="float" office:value="526000000" calcext:value-type="float">
            <text:p>526000000</text:p>
          </table:table-cell>
        </table:table-row>
        <table:table-row table:style-name="ro1"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64000000" calcext:value-type="float">
            <text:p>56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96000000" calcext:value-type="float">
            <text:p>596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2000000" calcext:value-type="float">
            <text:p>522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8000000" calcext:value-type="float">
            <text:p>498000000</text:p>
          </table:table-cell>
        </table:table-row>
        <table:table-row table:style-name="ro1">
          <table:table-cell office:value-type="float" office:value="550000000" calcext:value-type="float">
            <text:p>550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35000000" calcext:value-type="float">
            <text:p>535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31000000" calcext:value-type="float">
            <text:p>531000000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5" office:value-type="float" office:value="507000000" calcext:value-type="float">
            <text:p>507000000</text:p>
          </table:table-cell>
          <table:table-cell office:value-type="float" office:value="634000000" calcext:value-type="float">
            <text:p>634000000</text:p>
          </table:table-cell>
          <table:table-cell office:value-type="float" office:value="512000000" calcext:value-type="float">
            <text:p>512000000</text:p>
          </table:table-cell>
          <table:table-cell table:number-columns-repeated="2" office:value-type="float" office:value="490000000" calcext:value-type="float">
            <text:p>490000000</text:p>
          </table:table-cell>
          <table:table-cell office:value-type="float" office:value="516000000" calcext:value-type="float">
            <text:p>516000000</text:p>
          </table:table-cell>
        </table:table-row>
        <table:table-row table:style-name="ro1">
          <table:table-cell office:value-type="float" office:value="519000000" calcext:value-type="float">
            <text:p>519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73000000" calcext:value-type="float">
            <text:p>573000000</text:p>
          </table:table-cell>
          <table:table-cell office:value-type="float" office:value="547000000" calcext:value-type="float">
            <text:p>547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04000000" calcext:value-type="float">
            <text:p>504000000</text:p>
          </table:table-cell>
          <table:table-cell office:value-type="float" office:value="529000000" calcext:value-type="float">
            <text:p>529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511000000" calcext:value-type="float">
            <text:p>511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50000000" calcext:value-type="float">
            <text:p>550000000</text:p>
          </table:table-cell>
          <table:table-cell office:value-type="float" office:value="563000000" calcext:value-type="float">
            <text:p>563000000</text:p>
          </table:table-cell>
          <table:table-cell office:value-type="float" office:value="507000000" calcext:value-type="float">
            <text:p>507000000</text:p>
          </table:table-cell>
          <table:table-cell table:number-columns-repeated="3"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47000000" calcext:value-type="float">
            <text:p>547000000</text:p>
          </table:table-cell>
          <table:table-cell office:value-type="float" office:value="550000000" calcext:value-type="float">
            <text:p>550000000</text:p>
          </table:table-cell>
        </table:table-row>
        <table:table-row table:style-name="ro1">
          <table:table-cell office:value-type="float" office:value="519000000" calcext:value-type="float">
            <text:p>519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48000000" calcext:value-type="float">
            <text:p>548000000</text:p>
          </table:table-cell>
          <table:table-cell office:value-type="float" office:value="530000000" calcext:value-type="float">
            <text:p>530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</table:table-row>
        <table:table-row table:style-name="ro1">
          <table:table-cell office:value-type="float" office:value="518000000" calcext:value-type="float">
            <text:p>518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4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3000000" calcext:value-type="float">
            <text:p>513000000</text:p>
          </table:table-cell>
        </table:table-row>
        <table:table-row table:style-name="ro1">
          <table:table-cell office:value-type="float" office:value="528000000" calcext:value-type="float">
            <text:p>528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3000000" calcext:value-type="float">
            <text:p>513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37000000" calcext:value-type="float">
            <text:p>537000000</text:p>
          </table:table-cell>
          <table:table-cell office:value-type="float" office:value="659000000" calcext:value-type="float">
            <text:p>65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20000000" calcext:value-type="float">
            <text:p>520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33000000" calcext:value-type="float">
            <text:p>533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51000000" calcext:value-type="float">
            <text:p>55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499000000" calcext:value-type="float">
            <text:p>499000000</text:p>
          </table:table-cell>
        </table:table-row>
        <table:table-row table:style-name="ro1">
          <table:table-cell office:value-type="float" office:value="527000000" calcext:value-type="float">
            <text:p>527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38000000" calcext:value-type="float">
            <text:p>538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31000000" calcext:value-type="float">
            <text:p>531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16000000" calcext:value-type="float">
            <text:p>516000000</text:p>
          </table:table-cell>
          <table:table-cell office:value-type="float" office:value="538000000" calcext:value-type="float">
            <text:p>538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656000000" calcext:value-type="float">
            <text:p>656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48000000" calcext:value-type="float">
            <text:p>548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01000000" calcext:value-type="float">
            <text:p>501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520000000" calcext:value-type="float">
            <text:p>520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32000000" calcext:value-type="float">
            <text:p>532000000</text:p>
          </table:table-cell>
          <table:table-cell office:value-type="float" office:value="529000000" calcext:value-type="float">
            <text:p>529000000</text:p>
          </table:table-cell>
          <table:table-cell table:number-columns-repeated="2"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643000000" calcext:value-type="float">
            <text:p>643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2" office:value-type="float" office:value="490000000" calcext:value-type="float">
            <text:p>490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38000000" calcext:value-type="float">
            <text:p>538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58000000" calcext:value-type="float">
            <text:p>558000000</text:p>
          </table:table-cell>
          <table:table-cell office:value-type="float" office:value="546000000" calcext:value-type="float">
            <text:p>546000000</text:p>
          </table:table-cell>
          <table:table-cell office:value-type="float" office:value="547000000" calcext:value-type="float">
            <text:p>547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15000000" calcext:value-type="float">
            <text:p>515000000</text:p>
          </table:table-cell>
          <table:table-cell office:value-type="float" office:value="533000000" calcext:value-type="float">
            <text:p>53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27000000" calcext:value-type="float">
            <text:p>527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36000000" calcext:value-type="float">
            <text:p>536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632000000" calcext:value-type="float">
            <text:p>632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486000000" calcext:value-type="float">
            <text:p>486000000</text:p>
          </table:table-cell>
          <table:table-cell office:value-type="float" office:value="515000000" calcext:value-type="float">
            <text:p>515000000</text:p>
          </table:table-cell>
        </table:table-row>
        <table:table-row table:style-name="ro1">
          <table:table-cell office:value-type="float" office:value="518000000" calcext:value-type="float">
            <text:p>518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73000000" calcext:value-type="float">
            <text:p>573000000</text:p>
          </table:table-cell>
          <table:table-cell office:value-type="float" office:value="568000000" calcext:value-type="float">
            <text:p>56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4000000" calcext:value-type="float">
            <text:p>514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4000000" calcext:value-type="float">
            <text:p>514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528000000" calcext:value-type="float">
            <text:p>528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677000000" calcext:value-type="float">
            <text:p>677000000</text:p>
          </table:table-cell>
        </table:table-row>
        <table:table-row table:style-name="ro1">
          <table:table-cell office:value-type="float" office:value="511000000" calcext:value-type="float">
            <text:p>511000000</text:p>
          </table:table-cell>
          <table:table-cell office:value-type="float" office:value="549000000" calcext:value-type="float">
            <text:p>549000000</text:p>
          </table:table-cell>
          <table:table-cell office:value-type="float" office:value="518000000" calcext:value-type="float">
            <text:p>518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24000000" calcext:value-type="float">
            <text:p>524000000</text:p>
          </table:table-cell>
        </table:table-row>
        <table:table-row table:style-name="ro1">
          <table:table-cell office:value-type="float" office:value="539000000" calcext:value-type="float">
            <text:p>539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8000000" calcext:value-type="float">
            <text:p>518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7000000" calcext:value-type="float">
            <text:p>497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5000000" calcext:value-type="float">
            <text:p>505000000</text:p>
          </table:table-cell>
        </table:table-row>
        <table:table-row table:style-name="ro1">
          <table:table-cell office:value-type="float" office:value="520000000" calcext:value-type="float">
            <text:p>520000000</text:p>
          </table:table-cell>
          <table:table-cell office:value-type="float" office:value="598000000" calcext:value-type="float">
            <text:p>598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7000000" calcext:value-type="float">
            <text:p>507000000</text:p>
          </table:table-cell>
          <table:table-cell table:number-columns-repeated="2" office:value-type="float" office:value="508000000" calcext:value-type="float">
            <text:p>508000000</text:p>
          </table:table-cell>
          <table:table-cell office:value-type="float" office:value="554000000" calcext:value-type="float">
            <text:p>55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27000000" calcext:value-type="float">
            <text:p>527000000</text:p>
          </table:table-cell>
        </table:table-row>
        <table:table-row table:style-name="ro1">
          <table:table-cell office:value-type="float" office:value="515000000" calcext:value-type="float">
            <text:p>515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515000000" calcext:value-type="float">
            <text:p>515000000</text:p>
          </table:table-cell>
        </table:table-row>
        <table:table-row table:style-name="ro1">
          <table:table-cell office:value-type="float" office:value="514000000" calcext:value-type="float">
            <text:p>514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5000000" calcext:value-type="float">
            <text:p>515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7000000" calcext:value-type="float">
            <text:p>497000000</text:p>
          </table:table-cell>
        </table:table-row>
        <table:table-row table:style-name="ro1">
          <table:table-cell office:value-type="float" office:value="534000000" calcext:value-type="float">
            <text:p>534000000</text:p>
          </table:table-cell>
          <table:table-cell office:value-type="float" office:value="538000000" calcext:value-type="float">
            <text:p>538000000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640000000" calcext:value-type="float">
            <text:p>640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62000000" calcext:value-type="float">
            <text:p>562000000</text:p>
          </table:table-cell>
          <table:table-cell office:value-type="float" office:value="500000000" calcext:value-type="float">
            <text:p>500000000</text:p>
          </table:table-cell>
        </table:table-row>
        <table:table-row table:style-name="ro1">
          <table:table-cell office:value-type="float" office:value="517000000" calcext:value-type="float">
            <text:p>517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6000000" calcext:value-type="float">
            <text:p>516000000</text:p>
          </table:table-cell>
          <table:table-cell office:value-type="float" office:value="541000000" calcext:value-type="float">
            <text:p>541000000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545000000" calcext:value-type="float">
            <text:p>545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5000000" calcext:value-type="float">
            <text:p>515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664000000" calcext:value-type="float">
            <text:p>664000000</text:p>
          </table:table-cell>
          <table:table-cell office:value-type="float" office:value="520000000" calcext:value-type="float">
            <text:p>520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28000000" calcext:value-type="float">
            <text:p>528000000</text:p>
          </table:table-cell>
        </table:table-row>
        <table:table-row table:style-name="ro1">
          <table:table-cell office:value-type="float" office:value="544000000" calcext:value-type="float">
            <text:p>544000000</text:p>
          </table:table-cell>
          <table:table-cell office:value-type="float" office:value="572000000" calcext:value-type="float">
            <text:p>572000000</text:p>
          </table:table-cell>
          <table:table-cell office:value-type="float" office:value="548000000" calcext:value-type="float">
            <text:p>548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2000000" calcext:value-type="float">
            <text:p>512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517000000" calcext:value-type="float">
            <text:p>517000000</text:p>
          </table:table-cell>
        </table:table-row>
        <table:table-row table:style-name="ro1">
          <table:table-cell office:value-type="float" office:value="517000000" calcext:value-type="float">
            <text:p>517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7000000" calcext:value-type="float">
            <text:p>507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1000000" calcext:value-type="float">
            <text:p>501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5000000" calcext:value-type="float">
            <text:p>515000000</text:p>
          </table:table-cell>
          <table:table-cell office:value-type="float" office:value="531000000" calcext:value-type="float">
            <text:p>531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512000000" calcext:value-type="float">
            <text:p>51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</table:table-row>
        <table:table-row table:style-name="ro1">
          <table:table-cell office:value-type="float" office:value="524000000" calcext:value-type="float">
            <text:p>524000000</text:p>
          </table:table-cell>
          <table:table-cell office:value-type="float" office:value="544000000" calcext:value-type="float">
            <text:p>544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633000000" calcext:value-type="float">
            <text:p>633000000</text:p>
          </table:table-cell>
          <table:table-cell office:value-type="float" office:value="488000000" calcext:value-type="float">
            <text:p>488000000</text:p>
          </table:table-cell>
          <table:table-cell office:value-type="float" office:value="493000000" calcext:value-type="float">
            <text:p>493000000</text:p>
          </table:table-cell>
        </table:table-row>
        <table:table-row table:style-name="ro1">
          <table:table-cell office:value-type="float" office:value="564000000" calcext:value-type="float">
            <text:p>564000000</text:p>
          </table:table-cell>
          <table:table-cell office:value-type="float" office:value="538000000" calcext:value-type="float">
            <text:p>538000000</text:p>
          </table:table-cell>
          <table:table-cell office:value-type="float" office:value="517000000" calcext:value-type="float">
            <text:p>51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37000000" calcext:value-type="float">
            <text:p>537000000</text:p>
          </table:table-cell>
          <table:table-cell office:value-type="float" office:value="550000000" calcext:value-type="float">
            <text:p>550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15000000" calcext:value-type="float">
            <text:p>515000000</text:p>
          </table:table-cell>
          <table:table-cell office:value-type="float" office:value="522000000" calcext:value-type="float">
            <text:p>522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514000000" calcext:value-type="float">
            <text:p>514000000</text:p>
          </table:table-cell>
        </table:table-row>
        <table:table-row table:style-name="ro1">
          <table:table-cell office:value-type="float" office:value="511000000" calcext:value-type="float">
            <text:p>51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5000000" calcext:value-type="float">
            <text:p>515000000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502000000" calcext:value-type="float">
            <text:p>502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6000000" calcext:value-type="float">
            <text:p>506000000</text:p>
          </table:table-cell>
        </table:table-row>
        <table:table-row table:style-name="ro1">
          <table:table-cell office:value-type="float" office:value="553000000" calcext:value-type="float">
            <text:p>553000000</text:p>
          </table:table-cell>
          <table:table-cell office:value-type="float" office:value="662000000" calcext:value-type="float">
            <text:p>662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2" office:value-type="float" office:value="526000000" calcext:value-type="float">
            <text:p>526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36000000" calcext:value-type="float">
            <text:p>536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3000000" calcext:value-type="float">
            <text:p>513000000</text:p>
          </table:table-cell>
        </table:table-row>
        <table:table-row table:style-name="ro1">
          <table:table-cell office:value-type="float" office:value="518000000" calcext:value-type="float">
            <text:p>518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69000000" calcext:value-type="float">
            <text:p>569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0000000" calcext:value-type="float">
            <text:p>510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42000000" calcext:value-type="float">
            <text:p>542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656000000" calcext:value-type="float">
            <text:p>656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551000000" calcext:value-type="float">
            <text:p>551000000</text:p>
          </table:table-cell>
          <table:table-cell office:value-type="float" office:value="512000000" calcext:value-type="float">
            <text:p>512000000</text:p>
          </table:table-cell>
        </table:table-row>
        <table:table-row table:style-name="ro1">
          <table:table-cell office:value-type="float" office:value="518000000" calcext:value-type="float">
            <text:p>518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4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8000000" calcext:value-type="float">
            <text:p>498000000</text:p>
          </table:table-cell>
        </table:table-row>
        <table:table-row table:style-name="ro1">
          <table:table-cell office:value-type="float" office:value="504000000" calcext:value-type="float">
            <text:p>504000000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4000000" calcext:value-type="float">
            <text:p>514000000</text:p>
          </table:table-cell>
          <table:table-cell office:value-type="float" office:value="531000000" calcext:value-type="float">
            <text:p>531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502000000" calcext:value-type="float">
            <text:p>502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05000000" calcext:value-type="float">
            <text:p>505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2000000" calcext:value-type="float">
            <text:p>502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618000000" calcext:value-type="float">
            <text:p>618000000</text:p>
          </table:table-cell>
          <table:table-cell office:value-type="float" office:value="511000000" calcext:value-type="float">
            <text:p>511000000</text:p>
          </table:table-cell>
          <table:table-cell table:number-columns-repeated="2" office:value-type="float" office:value="505000000" calcext:value-type="float">
            <text:p>505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37000000" calcext:value-type="float">
            <text:p>537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49000000" calcext:value-type="float">
            <text:p>549000000</text:p>
          </table:table-cell>
          <table:table-cell office:value-type="float" office:value="552000000" calcext:value-type="float">
            <text:p>552000000</text:p>
          </table:table-cell>
        </table:table-row>
        <table:table-row table:style-name="ro1">
          <table:table-cell office:value-type="float" office:value="520000000" calcext:value-type="float">
            <text:p>520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31000000" calcext:value-type="float">
            <text:p>531000000</text:p>
          </table:table-cell>
        </table:table-row>
        <table:table-row table:style-name="ro1">
          <table:table-cell office:value-type="float" office:value="531000000" calcext:value-type="float">
            <text:p>531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3000000" calcext:value-type="float">
            <text:p>493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05000000" calcext:value-type="float">
            <text:p>505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27000000" calcext:value-type="float">
            <text:p>527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23000000" calcext:value-type="float">
            <text:p>523000000</text:p>
          </table:table-cell>
          <table:table-cell office:value-type="float" office:value="531000000" calcext:value-type="float">
            <text:p>531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616000000" calcext:value-type="float">
            <text:p>616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514000000" calcext:value-type="float">
            <text:p>514000000</text:p>
          </table:table-cell>
        </table:table-row>
        <table:table-row table:style-name="ro1">
          <table:table-cell office:value-type="float" office:value="521000000" calcext:value-type="float">
            <text:p>52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37000000" calcext:value-type="float">
            <text:p>53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8000000" calcext:value-type="float">
            <text:p>498000000</text:p>
          </table:table-cell>
        </table:table-row>
        <table:table-row table:style-name="ro1">
          <table:table-cell office:value-type="float" office:value="539000000" calcext:value-type="float">
            <text:p>539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5000000" calcext:value-type="float">
            <text:p>515000000</text:p>
          </table:table-cell>
          <table:table-cell office:value-type="float" office:value="545000000" calcext:value-type="float">
            <text:p>545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7000000" calcext:value-type="float">
            <text:p>517000000</text:p>
          </table:table-cell>
          <table:table-cell table:number-columns-repeated="2" office:value-type="float" office:value="521000000" calcext:value-type="float">
            <text:p>521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637000000" calcext:value-type="float">
            <text:p>637000000</text:p>
          </table:table-cell>
        </table:table-row>
        <table:table-row table:style-name="ro1">
          <table:table-cell office:value-type="float" office:value="542000000" calcext:value-type="float">
            <text:p>54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48000000" calcext:value-type="float">
            <text:p>548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3000000" calcext:value-type="float">
            <text:p>513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3000000" calcext:value-type="float">
            <text:p>513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14000000" calcext:value-type="float">
            <text:p>514000000</text:p>
          </table:table-cell>
          <table:table-cell office:value-type="float" office:value="529000000" calcext:value-type="float">
            <text:p>529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504000000" calcext:value-type="float">
            <text:p>504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7000000" calcext:value-type="float">
            <text:p>517000000</text:p>
          </table:table-cell>
          <table:table-cell office:value-type="float" office:value="542000000" calcext:value-type="float">
            <text:p>542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38000000" calcext:value-type="float">
            <text:p>538000000</text:p>
          </table:table-cell>
          <table:table-cell office:value-type="float" office:value="543000000" calcext:value-type="float">
            <text:p>543000000</text:p>
          </table:table-cell>
          <table:table-cell office:value-type="float" office:value="534000000" calcext:value-type="float">
            <text:p>534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50000000" calcext:value-type="float">
            <text:p>550000000</text:p>
          </table:table-cell>
          <table:table-cell office:value-type="float" office:value="513000000" calcext:value-type="float">
            <text:p>513000000</text:p>
          </table:table-cell>
        </table:table-row>
        <table:table-row table:style-name="ro1">
          <table:table-cell office:value-type="float" office:value="519000000" calcext:value-type="float">
            <text:p>519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25000000" calcext:value-type="float">
            <text:p>525000000</text:p>
          </table:table-cell>
          <table:table-cell office:value-type="float" office:value="543000000" calcext:value-type="float">
            <text:p>543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4000000" calcext:value-type="float">
            <text:p>514000000</text:p>
          </table:table-cell>
          <table:table-cell office:value-type="float" office:value="543000000" calcext:value-type="float">
            <text:p>543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655000000" calcext:value-type="float">
            <text:p>65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20000000" calcext:value-type="float">
            <text:p>520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8000000" calcext:value-type="float">
            <text:p>528000000</text:p>
          </table:table-cell>
        </table:table-row>
        <table:table-row table:style-name="ro1">
          <table:table-cell office:value-type="float" office:value="529000000" calcext:value-type="float">
            <text:p>529000000</text:p>
          </table:table-cell>
          <table:table-cell office:value-type="float" office:value="536000000" calcext:value-type="float">
            <text:p>536000000</text:p>
          </table:table-cell>
          <table:table-cell office:value-type="float" office:value="543000000" calcext:value-type="float">
            <text:p>543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8000000" calcext:value-type="float">
            <text:p>518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505000000" calcext:value-type="float">
            <text:p>505000000</text:p>
          </table:table-cell>
        </table:table-row>
        <table:table-row table:style-name="ro1">
          <table:table-cell office:value-type="float" office:value="511000000" calcext:value-type="float">
            <text:p>511000000</text:p>
          </table:table-cell>
          <table:table-cell office:value-type="float" office:value="530000000" calcext:value-type="float">
            <text:p>530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634000000" calcext:value-type="float">
            <text:p>634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5000000" calcext:value-type="float">
            <text:p>515000000</text:p>
          </table:table-cell>
          <table:table-cell office:value-type="float" office:value="548000000" calcext:value-type="float">
            <text:p>548000000</text:p>
          </table:table-cell>
          <table:table-cell office:value-type="float" office:value="537000000" calcext:value-type="float">
            <text:p>53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6000000" calcext:value-type="float">
            <text:p>516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0000000" calcext:value-type="float">
            <text:p>510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516000000" calcext:value-type="float">
            <text:p>516000000</text:p>
          </table:table-cell>
        </table:table-row>
        <table:table-row table:style-name="ro1">
          <table:table-cell office:value-type="float" office:value="517000000" calcext:value-type="float">
            <text:p>517000000</text:p>
          </table:table-cell>
          <table:table-cell office:value-type="float" office:value="552000000" calcext:value-type="float">
            <text:p>552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38000000" calcext:value-type="float">
            <text:p>538000000</text:p>
          </table:table-cell>
          <table:table-cell office:value-type="float" office:value="609000000" calcext:value-type="float">
            <text:p>609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18000000" calcext:value-type="float">
            <text:p>518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9000000" calcext:value-type="float">
            <text:p>529000000</text:p>
          </table:table-cell>
        </table:table-row>
        <table:table-row table:style-name="ro1">
          <table:table-cell office:value-type="float" office:value="529000000" calcext:value-type="float">
            <text:p>529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30000000" calcext:value-type="float">
            <text:p>530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2000000" calcext:value-type="float">
            <text:p>50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22000000" calcext:value-type="float">
            <text:p>522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13000000" calcext:value-type="float">
            <text:p>513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58000000" calcext:value-type="float">
            <text:p>558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37000000" calcext:value-type="float">
            <text:p>537000000</text:p>
          </table:table-cell>
          <table:table-cell table:number-columns-repeated="5"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96000000" calcext:value-type="float">
            <text:p>596000000</text:p>
          </table:table-cell>
        </table:table-row>
        <table:table-row table:style-name="ro1">
          <table:table-cell office:value-type="float" office:value="531000000" calcext:value-type="float">
            <text:p>531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7000000" calcext:value-type="float">
            <text:p>497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29000000" calcext:value-type="float">
            <text:p>529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41000000" calcext:value-type="float">
            <text:p>541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76000000" calcext:value-type="float">
            <text:p>576000000</text:p>
          </table:table-cell>
          <table:table-cell office:value-type="float" office:value="547000000" calcext:value-type="float">
            <text:p>547000000</text:p>
          </table:table-cell>
          <table:table-cell office:value-type="float" office:value="518000000" calcext:value-type="float">
            <text:p>518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2" office:value-type="float" office:value="527000000" calcext:value-type="float">
            <text:p>527000000</text:p>
          </table:table-cell>
        </table:table-row>
        <table:table-row table:style-name="ro1"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69000000" calcext:value-type="float">
            <text:p>569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32000000" calcext:value-type="float">
            <text:p>532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4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631000000" calcext:value-type="float">
            <text:p>631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51000000" calcext:value-type="float">
            <text:p>551000000</text:p>
          </table:table-cell>
          <table:table-cell office:value-type="float" office:value="585000000" calcext:value-type="float">
            <text:p>585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47000000" calcext:value-type="float">
            <text:p>547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31000000" calcext:value-type="float">
            <text:p>531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05000000" calcext:value-type="float">
            <text:p>505000000</text:p>
          </table:table-cell>
        </table:table-row>
        <table:table-row table:style-name="ro1">
          <table:table-cell office:value-type="float" office:value="518000000" calcext:value-type="float">
            <text:p>518000000</text:p>
          </table:table-cell>
          <table:table-cell office:value-type="float" office:value="654000000" calcext:value-type="float">
            <text:p>654000000</text:p>
          </table:table-cell>
          <table:table-cell office:value-type="float" office:value="511000000" calcext:value-type="float">
            <text:p>511000000</text:p>
          </table:table-cell>
          <table:table-cell table:number-columns-repeated="2" office:value-type="float" office:value="522000000" calcext:value-type="float">
            <text:p>522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34000000" calcext:value-type="float">
            <text:p>534000000</text:p>
          </table:table-cell>
          <table:table-cell office:value-type="float" office:value="561000000" calcext:value-type="float">
            <text:p>561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3000000" calcext:value-type="float">
            <text:p>513000000</text:p>
          </table:table-cell>
        </table:table-row>
        <table:table-row table:style-name="ro1">
          <table:table-cell office:value-type="float" office:value="518000000" calcext:value-type="float">
            <text:p>518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11000000" calcext:value-type="float">
            <text:p>511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31000000" calcext:value-type="float">
            <text:p>531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04000000" calcext:value-type="float">
            <text:p>504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04000000" calcext:value-type="float">
            <text:p>504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48000000" calcext:value-type="float">
            <text:p>548000000</text:p>
          </table:table-cell>
          <table:table-cell office:value-type="float" office:value="662000000" calcext:value-type="float">
            <text:p>662000000</text:p>
          </table:table-cell>
          <table:table-cell table:number-columns-repeated="2" office:value-type="float" office:value="521000000" calcext:value-type="float">
            <text:p>521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41000000" calcext:value-type="float">
            <text:p>541000000</text:p>
          </table:table-cell>
          <table:table-cell office:value-type="float" office:value="565000000" calcext:value-type="float">
            <text:p>565000000</text:p>
          </table:table-cell>
          <table:table-cell office:value-type="float" office:value="511000000" calcext:value-type="float">
            <text:p>511000000</text:p>
          </table:table-cell>
        </table:table-row>
        <table:table-row table:style-name="ro1">
          <table:table-cell office:value-type="float" office:value="518000000" calcext:value-type="float">
            <text:p>518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536000000" calcext:value-type="float">
            <text:p>536000000</text:p>
          </table:table-cell>
        </table:table-row>
        <table:table-row table:style-name="ro1">
          <table:table-cell office:value-type="float" office:value="536000000" calcext:value-type="float">
            <text:p>536000000</text:p>
          </table:table-cell>
          <table:table-cell office:value-type="float" office:value="541000000" calcext:value-type="float">
            <text:p>54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22000000" calcext:value-type="float">
            <text:p>522000000</text:p>
          </table:table-cell>
          <table:table-cell table:number-columns-repeated="5" office:value-type="float" office:value="523000000" calcext:value-type="float">
            <text:p>523000000</text:p>
          </table:table-cell>
          <table:table-cell office:value-type="float" office:value="533000000" calcext:value-type="float">
            <text:p>53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4000000" calcext:value-type="float">
            <text:p>514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35000000" calcext:value-type="float">
            <text:p>535000000</text:p>
          </table:table-cell>
          <table:table-cell office:value-type="float" office:value="658000000" calcext:value-type="float">
            <text:p>658000000</text:p>
          </table:table-cell>
          <table:table-cell office:value-type="float" office:value="538000000" calcext:value-type="float">
            <text:p>538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52000000" calcext:value-type="float">
            <text:p>552000000</text:p>
          </table:table-cell>
          <table:table-cell office:value-type="float" office:value="557000000" calcext:value-type="float">
            <text:p>557000000</text:p>
          </table:table-cell>
        </table:table-row>
        <table:table-row table:style-name="ro1">
          <table:table-cell office:value-type="float" office:value="693000000" calcext:value-type="float">
            <text:p>69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516000000" calcext:value-type="float">
            <text:p>516000000</text:p>
          </table:table-cell>
        </table:table-row>
        <table:table-row table:style-name="ro1">
          <table:table-cell office:value-type="float" office:value="505000000" calcext:value-type="float">
            <text:p>505000000</text:p>
          </table:table-cell>
          <table:table-cell office:value-type="float" office:value="530000000" calcext:value-type="float">
            <text:p>530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513000000" calcext:value-type="float">
            <text:p>513000000</text:p>
          </table:table-cell>
        </table:table-row>
        <table:table-row table:style-name="ro1">
          <table:table-cell office:value-type="float" office:value="533000000" calcext:value-type="float">
            <text:p>533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</table:table-row>
        <table:table-row table:style-name="ro1">
          <table:table-cell office:value-type="float" office:value="504000000" calcext:value-type="float">
            <text:p>504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634000000" calcext:value-type="float">
            <text:p>63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51000000" calcext:value-type="float">
            <text:p>551000000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512000000" calcext:value-type="float">
            <text:p>512000000</text:p>
          </table:table-cell>
        </table:table-row>
        <table:table-row table:style-name="ro1">
          <table:table-cell office:value-type="float" office:value="544000000" calcext:value-type="float">
            <text:p>544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64000000" calcext:value-type="float">
            <text:p>564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32000000" calcext:value-type="float">
            <text:p>532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14000000" calcext:value-type="float">
            <text:p>514000000</text:p>
          </table:table-cell>
          <table:table-cell office:value-type="float" office:value="547000000" calcext:value-type="float">
            <text:p>547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5000000" calcext:value-type="float">
            <text:p>515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20000000" calcext:value-type="float">
            <text:p>520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633000000" calcext:value-type="float">
            <text:p>63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32000000" calcext:value-type="float">
            <text:p>532000000</text:p>
          </table:table-cell>
          <table:table-cell office:value-type="float" office:value="551000000" calcext:value-type="float">
            <text:p>551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48000000" calcext:value-type="float">
            <text:p>548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32000000" calcext:value-type="float">
            <text:p>532000000</text:p>
          </table:table-cell>
          <table:table-cell office:value-type="float" office:value="558000000" calcext:value-type="float">
            <text:p>558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2000000" calcext:value-type="float">
            <text:p>522000000</text:p>
          </table:table-cell>
          <table:table-cell table:number-columns-repeated="2" office:value-type="float" office:value="524000000" calcext:value-type="float">
            <text:p>524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31000000" calcext:value-type="float">
            <text:p>53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4" office:value-type="float" office:value="507000000" calcext:value-type="float">
            <text:p>507000000</text:p>
          </table:table-cell>
          <table:table-cell office:value-type="float" office:value="515000000" calcext:value-type="float">
            <text:p>515000000</text:p>
          </table:table-cell>
          <table:table-cell table:number-columns-repeated="2" office:value-type="float" office:value="528000000" calcext:value-type="float">
            <text:p>528000000</text:p>
          </table:table-cell>
          <table:table-cell table:number-columns-repeated="2" office:value-type="float" office:value="526000000" calcext:value-type="float">
            <text:p>526000000</text:p>
          </table:table-cell>
        </table:table-row>
        <table:table-row table:style-name="ro1">
          <table:table-cell office:value-type="float" office:value="524000000" calcext:value-type="float">
            <text:p>524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8000000" calcext:value-type="float">
            <text:p>518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50000000" calcext:value-type="float">
            <text:p>550000000</text:p>
          </table:table-cell>
        </table:table-row>
        <table:table-row table:style-name="ro1">
          <table:table-cell office:value-type="float" office:value="526000000" calcext:value-type="float">
            <text:p>526000000</text:p>
          </table:table-cell>
          <table:table-cell office:value-type="float" office:value="544000000" calcext:value-type="float">
            <text:p>544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71000000" calcext:value-type="float">
            <text:p>571000000</text:p>
          </table:table-cell>
          <table:table-cell office:value-type="float" office:value="538000000" calcext:value-type="float">
            <text:p>538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35000000" calcext:value-type="float">
            <text:p>535000000</text:p>
          </table:table-cell>
          <table:table-cell office:value-type="float" office:value="715000000" calcext:value-type="float">
            <text:p>715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6000000" calcext:value-type="float">
            <text:p>516000000</text:p>
          </table:table-cell>
        </table:table-row>
        <table:table-row table:style-name="ro1">
          <table:table-cell office:value-type="float" office:value="541000000" calcext:value-type="float">
            <text:p>541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32000000" calcext:value-type="float">
            <text:p>53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31000000" calcext:value-type="float">
            <text:p>53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26000000" calcext:value-type="float">
            <text:p>526000000</text:p>
          </table:table-cell>
        </table:table-row>
        <table:table-row table:style-name="ro1">
          <table:table-cell office:value-type="float" office:value="517000000" calcext:value-type="float">
            <text:p>517000000</text:p>
          </table:table-cell>
          <table:table-cell office:value-type="float" office:value="703000000" calcext:value-type="float">
            <text:p>703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18000000" calcext:value-type="float">
            <text:p>51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22000000" calcext:value-type="float">
            <text:p>522000000</text:p>
          </table:table-cell>
        </table:table-row>
        <table:table-row table:style-name="ro1">
          <table:table-cell office:value-type="float" office:value="514000000" calcext:value-type="float">
            <text:p>514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34000000" calcext:value-type="float">
            <text:p>534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0000000" calcext:value-type="float">
            <text:p>520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48000000" calcext:value-type="float">
            <text:p>548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44000000" calcext:value-type="float">
            <text:p>54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04000000" calcext:value-type="float">
            <text:p>504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64000000" calcext:value-type="float">
            <text:p>564000000</text:p>
          </table:table-cell>
          <table:table-cell office:value-type="float" office:value="539000000" calcext:value-type="float">
            <text:p>539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36000000" calcext:value-type="float">
            <text:p>536000000</text:p>
          </table:table-cell>
        </table:table-row>
        <table:table-row table:style-name="ro1">
          <table:table-cell office:value-type="float" office:value="531000000" calcext:value-type="float">
            <text:p>53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513000000" calcext:value-type="float">
            <text:p>513000000</text:p>
          </table:table-cell>
        </table:table-row>
        <table:table-row table:style-name="ro1">
          <table:table-cell office:value-type="float" office:value="531000000" calcext:value-type="float">
            <text:p>531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29000000" calcext:value-type="float">
            <text:p>529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48000000" calcext:value-type="float">
            <text:p>548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7000000" calcext:value-type="float">
            <text:p>517000000</text:p>
          </table:table-cell>
          <table:table-cell office:value-type="float" office:value="551000000" calcext:value-type="float">
            <text:p>551000000</text:p>
          </table:table-cell>
          <table:table-cell office:value-type="float" office:value="661000000" calcext:value-type="float">
            <text:p>661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8000000" calcext:value-type="float">
            <text:p>528000000</text:p>
          </table:table-cell>
        </table:table-row>
        <table:table-row table:style-name="ro1">
          <table:table-cell office:value-type="float" office:value="541000000" calcext:value-type="float">
            <text:p>541000000</text:p>
          </table:table-cell>
          <table:table-cell office:value-type="float" office:value="548000000" calcext:value-type="float">
            <text:p>548000000</text:p>
          </table:table-cell>
          <table:table-cell office:value-type="float" office:value="536000000" calcext:value-type="float">
            <text:p>536000000</text:p>
          </table:table-cell>
          <table:table-cell table:number-columns-repeated="6" office:value-type="float" office:value="507000000" calcext:value-type="float">
            <text:p>507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8000000" calcext:value-type="float">
            <text:p>508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49000000" calcext:value-type="float">
            <text:p>549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7000000" calcext:value-type="float">
            <text:p>497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634000000" calcext:value-type="float">
            <text:p>634000000</text:p>
          </table:table-cell>
          <table:table-cell table:number-columns-repeated="3" office:value-type="float" office:value="490000000" calcext:value-type="float">
            <text:p>490000000</text:p>
          </table:table-cell>
          <table:table-cell office:value-type="float" office:value="539000000" calcext:value-type="float">
            <text:p>539000000</text:p>
          </table:table-cell>
        </table:table-row>
        <table:table-row table:style-name="ro1">
          <table:table-cell office:value-type="float" office:value="520000000" calcext:value-type="float">
            <text:p>520000000</text:p>
          </table:table-cell>
          <table:table-cell office:value-type="float" office:value="539000000" calcext:value-type="float">
            <text:p>539000000</text:p>
          </table:table-cell>
          <table:table-cell office:value-type="float" office:value="563000000" calcext:value-type="float">
            <text:p>563000000</text:p>
          </table:table-cell>
          <table:table-cell office:value-type="float" office:value="583000000" calcext:value-type="float">
            <text:p>58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49000000" calcext:value-type="float">
            <text:p>549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13000000" calcext:value-type="float">
            <text:p>513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44000000" calcext:value-type="float">
            <text:p>544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4000000" calcext:value-type="float">
            <text:p>504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</table:table-row>
        <table:table-row table:style-name="ro1">
          <table:table-cell office:value-type="float" office:value="541000000" calcext:value-type="float">
            <text:p>541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640000000" calcext:value-type="float">
            <text:p>640000000</text:p>
          </table:table-cell>
          <table:table-cell office:value-type="float" office:value="488000000" calcext:value-type="float">
            <text:p>488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42000000" calcext:value-type="float">
            <text:p>542000000</text:p>
          </table:table-cell>
          <table:table-cell office:value-type="float" office:value="549000000" calcext:value-type="float">
            <text:p>54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50000000" calcext:value-type="float">
            <text:p>550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1000000" calcext:value-type="float">
            <text:p>501000000</text:p>
          </table:table-cell>
          <table:table-cell table:number-columns-repeated="2"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38000000" calcext:value-type="float">
            <text:p>53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4000000" calcext:value-type="float">
            <text:p>514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5000000" calcext:value-type="float">
            <text:p>515000000</text:p>
          </table:table-cell>
          <table:table-cell office:value-type="float" office:value="548000000" calcext:value-type="float">
            <text:p>548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5000000" calcext:value-type="float">
            <text:p>505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32000000" calcext:value-type="float">
            <text:p>532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41000000" calcext:value-type="float">
            <text:p>54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5000000" calcext:value-type="float">
            <text:p>505000000</text:p>
          </table:table-cell>
        </table:table-row>
        <table:table-row table:style-name="ro1">
          <table:table-cell office:value-type="float" office:value="528000000" calcext:value-type="float">
            <text:p>528000000</text:p>
          </table:table-cell>
          <table:table-cell office:value-type="float" office:value="562000000" calcext:value-type="float">
            <text:p>562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517000000" calcext:value-type="float">
            <text:p>517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50000000" calcext:value-type="float">
            <text:p>550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7000000" calcext:value-type="float">
            <text:p>497000000</text:p>
          </table:table-cell>
        </table:table-row>
        <table:table-row table:style-name="ro1">
          <table:table-cell office:value-type="float" office:value="547000000" calcext:value-type="float">
            <text:p>547000000</text:p>
          </table:table-cell>
          <table:table-cell table:number-columns-repeated="2" office:value-type="float" office:value="525000000" calcext:value-type="float">
            <text:p>525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31000000" calcext:value-type="float">
            <text:p>531000000</text:p>
          </table:table-cell>
          <table:table-cell office:value-type="float" office:value="538000000" calcext:value-type="float">
            <text:p>53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27000000" calcext:value-type="float">
            <text:p>527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2000000" calcext:value-type="float">
            <text:p>512000000</text:p>
          </table:table-cell>
          <table:table-cell table:number-columns-repeated="4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06000000" calcext:value-type="float">
            <text:p>506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41000000" calcext:value-type="float">
            <text:p>541000000</text:p>
          </table:table-cell>
          <table:table-cell office:value-type="float" office:value="659000000" calcext:value-type="float">
            <text:p>659000000</text:p>
          </table:table-cell>
          <table:table-cell table:number-columns-repeated="2" office:value-type="float" office:value="522000000" calcext:value-type="float">
            <text:p>522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56000000" calcext:value-type="float">
            <text:p>556000000</text:p>
          </table:table-cell>
        </table:table-row>
        <table:table-row table:style-name="ro1">
          <table:table-cell office:value-type="float" office:value="503000000" calcext:value-type="float">
            <text:p>503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36000000" calcext:value-type="float">
            <text:p>536000000</text:p>
          </table:table-cell>
        </table:table-row>
        <table:table-row table:style-name="ro1">
          <table:table-cell office:value-type="float" office:value="505000000" calcext:value-type="float">
            <text:p>505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6000000" calcext:value-type="float">
            <text:p>51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24000000" calcext:value-type="float">
            <text:p>524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4000000" calcext:value-type="float">
            <text:p>514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14000000" calcext:value-type="float">
            <text:p>514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651000000" calcext:value-type="float">
            <text:p>651000000</text:p>
          </table:table-cell>
          <table:table-cell table:number-columns-repeated="2" office:value-type="float" office:value="505000000" calcext:value-type="float">
            <text:p>50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17000000" calcext:value-type="float">
            <text:p>517000000</text:p>
          </table:table-cell>
        </table:table-row>
        <table:table-row table:style-name="ro1">
          <table:table-cell office:value-type="float" office:value="534000000" calcext:value-type="float">
            <text:p>534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49000000" calcext:value-type="float">
            <text:p>54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56000000" calcext:value-type="float">
            <text:p>556000000</text:p>
          </table:table-cell>
          <table:table-cell office:value-type="float" office:value="538000000" calcext:value-type="float">
            <text:p>538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2000000" calcext:value-type="float">
            <text:p>512000000</text:p>
          </table:table-cell>
          <table:table-cell table:number-columns-repeated="3"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7000000" calcext:value-type="float">
            <text:p>517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</table:table-row>
        <table:table-row table:style-name="ro1">
          <table:table-cell office:value-type="float" office:value="513000000" calcext:value-type="float">
            <text:p>513000000</text:p>
          </table:table-cell>
          <table:table-cell office:value-type="float" office:value="520000000" calcext:value-type="float">
            <text:p>520000000</text:p>
          </table:table-cell>
          <table:table-cell office:value-type="float" office:value="500000000" calcext:value-type="float">
            <text:p>500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638000000" calcext:value-type="float">
            <text:p>638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500000000" calcext:value-type="float">
            <text:p>500000000</text:p>
          </table:table-cell>
        </table:table-row>
        <table:table-row table:style-name="ro1">
          <table:table-cell office:value-type="float" office:value="530000000" calcext:value-type="float">
            <text:p>530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45000000" calcext:value-type="float">
            <text:p>54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11000000" calcext:value-type="float">
            <text:p>511000000</text:p>
          </table:table-cell>
          <table:table-cell table:number-columns-repeated="2" office:value-type="float" office:value="508000000" calcext:value-type="float">
            <text:p>508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14000000" calcext:value-type="float">
            <text:p>514000000</text:p>
          </table:table-cell>
        </table:table-row>
        <table:table-row table:style-name="ro1">
          <table:table-cell office:value-type="float" office:value="514000000" calcext:value-type="float">
            <text:p>514000000</text:p>
          </table:table-cell>
          <table:table-cell office:value-type="float" office:value="530000000" calcext:value-type="float">
            <text:p>530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table:number-columns-repeated="3"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14000000" calcext:value-type="float">
            <text:p>514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52000000" calcext:value-type="float">
            <text:p>552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0000000" calcext:value-type="float">
            <text:p>500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515000000" calcext:value-type="float">
            <text:p>515000000</text:p>
          </table:table-cell>
        </table:table-row>
        <table:table-row table:style-name="ro1">
          <table:table-cell office:value-type="float" office:value="572000000" calcext:value-type="float">
            <text:p>572000000</text:p>
          </table:table-cell>
          <table:table-cell office:value-type="float" office:value="565000000" calcext:value-type="float">
            <text:p>565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7000000" calcext:value-type="float">
            <text:p>527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610000000" calcext:value-type="float">
            <text:p>610000000</text:p>
          </table:table-cell>
          <table:table-cell office:value-type="float" office:value="567000000" calcext:value-type="float">
            <text:p>567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9000000" calcext:value-type="float">
            <text:p>529000000</text:p>
          </table:table-cell>
        </table:table-row>
        <table:table-row table:style-name="ro1">
          <table:table-cell office:value-type="float" office:value="525000000" calcext:value-type="float">
            <text:p>525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3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3000000" calcext:value-type="float">
            <text:p>513000000</text:p>
          </table:table-cell>
        </table:table-row>
        <table:table-row table:style-name="ro1">
          <table:table-cell office:value-type="float" office:value="543000000" calcext:value-type="float">
            <text:p>54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4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43000000" calcext:value-type="float">
            <text:p>54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14000000" calcext:value-type="float">
            <text:p>514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7000000" calcext:value-type="float">
            <text:p>517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30000000" calcext:value-type="float">
            <text:p>530000000</text:p>
          </table:table-cell>
          <table:table-cell office:value-type="float" office:value="538000000" calcext:value-type="float">
            <text:p>538000000</text:p>
          </table:table-cell>
          <table:table-cell office:value-type="float" office:value="541000000" calcext:value-type="float">
            <text:p>541000000</text:p>
          </table:table-cell>
          <table:table-cell office:value-type="float" office:value="637000000" calcext:value-type="float">
            <text:p>637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45000000" calcext:value-type="float">
            <text:p>545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13000000" calcext:value-type="float">
            <text:p>513000000</text:p>
          </table:table-cell>
        </table:table-row>
        <table:table-row table:style-name="ro1">
          <table:table-cell office:value-type="float" office:value="520000000" calcext:value-type="float">
            <text:p>520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18000000" calcext:value-type="float">
            <text:p>518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48000000" calcext:value-type="float">
            <text:p>548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53000000" calcext:value-type="float">
            <text:p>55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4000000" calcext:value-type="float">
            <text:p>504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5000000" calcext:value-type="float">
            <text:p>515000000</text:p>
          </table:table-cell>
          <table:table-cell office:value-type="float" office:value="543000000" calcext:value-type="float">
            <text:p>543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60000000" calcext:value-type="float">
            <text:p>560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17000000" calcext:value-type="float">
            <text:p>517000000</text:p>
          </table:table-cell>
          <table:table-cell table:number-columns-repeated="3" office:value-type="float" office:value="523000000" calcext:value-type="float">
            <text:p>523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7000000" calcext:value-type="float">
            <text:p>527000000</text:p>
          </table:table-cell>
        </table:table-row>
        <table:table-row table:style-name="ro1">
          <table:table-cell table:number-columns-repeated="2" office:value-type="float" office:value="524000000" calcext:value-type="float">
            <text:p>524000000</text:p>
          </table:table-cell>
          <table:table-cell office:value-type="float" office:value="552000000" calcext:value-type="float">
            <text:p>552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2" office:value-type="float" office:value="523000000" calcext:value-type="float">
            <text:p>523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42000000" calcext:value-type="float">
            <text:p>542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32000000" calcext:value-type="float">
            <text:p>532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50000000" calcext:value-type="float">
            <text:p>550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630000000" calcext:value-type="float">
            <text:p>630000000</text:p>
          </table:table-cell>
          <table:table-cell table:number-columns-repeated="3" office:value-type="float" office:value="489000000" calcext:value-type="float">
            <text:p>489000000</text:p>
          </table:table-cell>
          <table:table-cell office:value-type="float" office:value="513000000" calcext:value-type="float">
            <text:p>513000000</text:p>
          </table:table-cell>
        </table:table-row>
        <table:table-row table:style-name="ro1">
          <table:table-cell office:value-type="float" office:value="548000000" calcext:value-type="float">
            <text:p>548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47000000" calcext:value-type="float">
            <text:p>547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10000000" calcext:value-type="float">
            <text:p>510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31000000" calcext:value-type="float">
            <text:p>531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50000000" calcext:value-type="float">
            <text:p>550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36000000" calcext:value-type="float">
            <text:p>536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644000000" calcext:value-type="float">
            <text:p>644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50000000" calcext:value-type="float">
            <text:p>550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49000000" calcext:value-type="float">
            <text:p>549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1000000" calcext:value-type="float">
            <text:p>511000000</text:p>
          </table:table-cell>
        </table:table-row>
        <table:table-row table:style-name="ro1">
          <table:table-cell office:value-type="float" office:value="543000000" calcext:value-type="float">
            <text:p>543000000</text:p>
          </table:table-cell>
          <table:table-cell office:value-type="float" office:value="525000000" calcext:value-type="float">
            <text:p>525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table:number-columns-repeated="2" office:value-type="float" office:value="512000000" calcext:value-type="float">
            <text:p>51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4000000" calcext:value-type="float">
            <text:p>514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49000000" calcext:value-type="float">
            <text:p>549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52000000" calcext:value-type="float">
            <text:p>552000000</text:p>
          </table:table-cell>
          <table:table-cell office:value-type="float" office:value="658000000" calcext:value-type="float">
            <text:p>658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1000000" calcext:value-type="float">
            <text:p>521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51000000" calcext:value-type="float">
            <text:p>551000000</text:p>
          </table:table-cell>
          <table:table-cell office:value-type="float" office:value="543000000" calcext:value-type="float">
            <text:p>543000000</text:p>
          </table:table-cell>
          <table:table-cell office:value-type="float" office:value="549000000" calcext:value-type="float">
            <text:p>54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15000000" calcext:value-type="float">
            <text:p>515000000</text:p>
          </table:table-cell>
        </table:table-row>
        <table:table-row table:style-name="ro1">
          <table:table-cell office:value-type="float" office:value="517000000" calcext:value-type="float">
            <text:p>517000000</text:p>
          </table:table-cell>
          <table:table-cell office:value-type="float" office:value="567000000" calcext:value-type="float">
            <text:p>567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3000000" calcext:value-type="float">
            <text:p>523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</table:table-row>
        <table:table-row table:style-name="ro1">
          <table:table-cell office:value-type="float" office:value="553000000" calcext:value-type="float">
            <text:p>553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2000000" calcext:value-type="float">
            <text:p>50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51000000" calcext:value-type="float">
            <text:p>551000000</text:p>
          </table:table-cell>
          <table:table-cell office:value-type="float" office:value="547000000" calcext:value-type="float">
            <text:p>547000000</text:p>
          </table:table-cell>
          <table:table-cell table:number-columns-repeated="6" office:value-type="float" office:value="523000000" calcext:value-type="float">
            <text:p>523000000</text:p>
          </table:table-cell>
          <table:table-cell office:value-type="float" office:value="519000000" calcext:value-type="float">
            <text:p>519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04000000" calcext:value-type="float">
            <text:p>504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49000000" calcext:value-type="float">
            <text:p>549000000</text:p>
          </table:table-cell>
          <table:table-cell office:value-type="float" office:value="635000000" calcext:value-type="float">
            <text:p>635000000</text:p>
          </table:table-cell>
          <table:table-cell office:value-type="float" office:value="522000000" calcext:value-type="float">
            <text:p>522000000</text:p>
          </table:table-cell>
          <table:table-cell office:value-type="float" office:value="521000000" calcext:value-type="float">
            <text:p>521000000</text:p>
          </table:table-cell>
          <table:table-cell table:number-columns-repeated="2" office:value-type="float" office:value="522000000" calcext:value-type="float">
            <text:p>522000000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63000000" calcext:value-type="float">
            <text:p>563000000</text:p>
          </table:table-cell>
          <table:table-cell office:value-type="float" office:value="514000000" calcext:value-type="float">
            <text:p>514000000</text:p>
          </table:table-cell>
        </table:table-row>
        <table:table-row table:style-name="ro1">
          <table:table-cell office:value-type="float" office:value="554000000" calcext:value-type="float">
            <text:p>554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5000000" calcext:value-type="float">
            <text:p>515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03000000" calcext:value-type="float">
            <text:p>503000000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31000000" calcext:value-type="float">
            <text:p>531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493000000" calcext:value-type="float">
            <text:p>493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491000000" calcext:value-type="float">
            <text:p>491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513000000" calcext:value-type="float">
            <text:p>513000000</text:p>
          </table:table-cell>
        </table:table-row>
        <table:table-row table:style-name="ro1">
          <table:table-cell office:value-type="float" office:value="533000000" calcext:value-type="float">
            <text:p>533000000</text:p>
          </table:table-cell>
          <table:table-cell office:value-type="float" office:value="544000000" calcext:value-type="float">
            <text:p>544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617000000" calcext:value-type="float">
            <text:p>617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4000000" calcext:value-type="float">
            <text:p>494000000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555000000" calcext:value-type="float">
            <text:p>555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36000000" calcext:value-type="float">
            <text:p>536000000</text:p>
          </table:table-cell>
          <table:table-cell office:value-type="float" office:value="515000000" calcext:value-type="float">
            <text:p>515000000</text:p>
          </table:table-cell>
        </table:table-row>
        <table:table-row table:style-name="ro1">
          <table:table-cell office:value-type="float" office:value="517000000" calcext:value-type="float">
            <text:p>517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table:number-columns-repeated="2" office:value-type="float" office:value="506000000" calcext:value-type="float">
            <text:p>506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24000000" calcext:value-type="float">
            <text:p>524000000</text:p>
          </table:table-cell>
        </table:table-row>
        <table:table-row table:style-name="ro1">
          <table:table-cell office:value-type="float" office:value="536000000" calcext:value-type="float">
            <text:p>536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3000000" calcext:value-type="float">
            <text:p>513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3000000" calcext:value-type="float">
            <text:p>493000000</text:p>
          </table:table-cell>
        </table:table-row>
        <table:table-row table:style-name="ro1">
          <table:table-cell office:value-type="float" office:value="531000000" calcext:value-type="float">
            <text:p>531000000</text:p>
          </table:table-cell>
          <table:table-cell office:value-type="float" office:value="541000000" calcext:value-type="float">
            <text:p>541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table:number-columns-repeated="2" office:value-type="float" office:value="493000000" calcext:value-type="float">
            <text:p>493000000</text:p>
          </table:table-cell>
        </table:table-row>
        <table:table-row table:style-name="ro1">
          <table:table-cell office:value-type="float" office:value="531000000" calcext:value-type="float">
            <text:p>531000000</text:p>
          </table:table-cell>
          <table:table-cell office:value-type="float" office:value="548000000" calcext:value-type="float">
            <text:p>548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9000000" calcext:value-type="float">
            <text:p>509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8000000" calcext:value-type="float">
            <text:p>508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490000000" calcext:value-type="float">
            <text:p>490000000</text:p>
          </table:table-cell>
          <table:table-cell office:value-type="float" office:value="489000000" calcext:value-type="float">
            <text:p>489000000</text:p>
          </table:table-cell>
          <table:table-cell office:value-type="float" office:value="516000000" calcext:value-type="float">
            <text:p>516000000</text:p>
          </table:table-cell>
        </table:table-row>
        <table:table-row table:style-name="ro1">
          <table:table-cell office:value-type="float" office:value="539000000" calcext:value-type="float">
            <text:p>539000000</text:p>
          </table:table-cell>
          <table:table-cell office:value-type="float" office:value="530000000" calcext:value-type="float">
            <text:p>530000000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46000000" calcext:value-type="float">
            <text:p>54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3000000" calcext:value-type="float">
            <text:p>513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table:number-columns-repeated="2" office:value-type="float" office:value="531000000" calcext:value-type="float">
            <text:p>531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48000000" calcext:value-type="float">
            <text:p>548000000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04000000" calcext:value-type="float">
            <text:p>504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501000000" calcext:value-type="float">
            <text:p>501000000</text:p>
          </table:table-cell>
          <table:table-cell office:value-type="float" office:value="529000000" calcext:value-type="float">
            <text:p>529000000</text:p>
          </table:table-cell>
          <table:table-cell office:value-type="float" office:value="651000000" calcext:value-type="float">
            <text:p>651000000</text:p>
          </table:table-cell>
        </table:table-row>
        <table:table-row table:style-name="ro1">
          <table:table-cell office:value-type="float" office:value="517000000" calcext:value-type="float">
            <text:p>517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18000000" calcext:value-type="float">
            <text:p>518000000</text:p>
          </table:table-cell>
          <table:table-cell office:value-type="float" office:value="556000000" calcext:value-type="float">
            <text:p>556000000</text:p>
          </table:table-cell>
          <table:table-cell office:value-type="float" office:value="508000000" calcext:value-type="float">
            <text:p>508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5000000" calcext:value-type="float">
            <text:p>495000000</text:p>
          </table:table-cell>
        </table:table-row>
        <table:table-row table:style-name="ro1">
          <table:table-cell office:value-type="float" office:value="540000000" calcext:value-type="float">
            <text:p>540000000</text:p>
          </table:table-cell>
          <table:table-cell office:value-type="float" office:value="532000000" calcext:value-type="float">
            <text:p>532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7000000" calcext:value-type="float">
            <text:p>507000000</text:p>
          </table:table-cell>
          <table:table-cell office:value-type="float" office:value="516000000" calcext:value-type="float">
            <text:p>516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04000000" calcext:value-type="float">
            <text:p>504000000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503000000" calcext:value-type="float">
            <text:p>503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3" office:value-type="float" office:value="507000000" calcext:value-type="float">
            <text:p>50700000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492000000" calcext:value-type="float">
            <text:p>492000000</text:p>
          </table:table-cell>
          <table:table-cell table:number-columns-repeated="2" office:value-type="float" office:value="491000000" calcext:value-type="float">
            <text:p>491000000</text:p>
          </table:table-cell>
          <table:table-cell office:value-type="float" office:value="494000000" calcext:value-type="float">
            <text:p>494000000</text:p>
          </table:table-cell>
        </table:table-row>
        <table:table-row table:style-name="ro1">
          <table:table-cell office:value-type="float" office:value="546000000" calcext:value-type="float">
            <text:p>546000000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509000000" calcext:value-type="float">
            <text:p>509000000</text:p>
          </table:table-cell>
          <table:table-cell office:value-type="float" office:value="506000000" calcext:value-type="float">
            <text:p>506000000</text:p>
          </table:table-cell>
          <table:table-cell table:number-columns-repeated="2" office:value-type="float" office:value="507000000" calcext:value-type="float">
            <text:p>507000000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494000000" calcext:value-type="float">
            <text:p>494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document-statistic meta:table-count="1" meta:cell-count="5631" meta:object-count="0"/>
  </office:meta>
</office:document-meta>
</file>